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Verdana" svg:font-family="Verdana, sans-serif"/>
    <style:font-face style:name="DejaVu Sans1" svg:font-family="'DejaVu Sans'" style:font-family-generic="swiss"/>
    <style:font-face style:name="DejaVu Sans Mono" svg:font-family="'DejaVu Sans Mono'"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Preformatted_20_Text">
      <style:paragraph-properties fo:margin-left="0cm" fo:margin-right="0cm" fo:margin-top="0cm" fo:margin-bottom="0.499cm" style:contextual-spacing="false" fo:text-indent="0cm" style:auto-text-indent="false"/>
    </style:style>
    <style:style style:name="P2" style:family="paragraph" style:parent-style-name="Preformatted_20_Text">
      <style:paragraph-properties fo:margin-left="0cm" fo:margin-right="0cm" fo:margin-top="0cm" fo:margin-bottom="0.499cm" style:contextual-spacing="false" fo:text-indent="0cm" style:auto-text-indent="false"/>
      <style:text-properties fo:color="#000000"/>
    </style:style>
    <style:style style:name="P3" style:family="paragraph" style:parent-style-name="Preformatted_20_Text">
      <style:paragraph-properties fo:margin-left="0cm" fo:margin-right="0cm" fo:margin-top="0cm" fo:margin-bottom="0cm" style:contextual-spacing="false" fo:text-indent="0cm" style:auto-text-indent="false"/>
    </style:style>
    <style:style style:name="P4" style:family="paragraph" style:parent-style-name="Preformatted_20_Text">
      <style:paragraph-properties fo:margin-left="0cm" fo:margin-right="0cm" fo:margin-top="0cm" fo:margin-bottom="0cm" style:contextual-spacing="false" fo:text-indent="0cm" style:auto-text-indent="false"/>
      <style:text-properties fo:color="#000000"/>
    </style:style>
    <style:style style:name="P5" style:family="paragraph" style:parent-style-name="Preformatted_20_Text">
      <style:paragraph-properties fo:margin-left="0cm" fo:margin-right="0cm" fo:text-indent="0cm" style:auto-text-indent="false"/>
      <style:text-properties fo:color="#000000"/>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style:line-height-at-least="0.582cm" fo:text-align="start" style:justify-single-word="false" fo:widows="1" fo:text-indent="0cm" style:auto-text-indent="false"/>
    </style:style>
    <style:style style:name="P8" style:family="paragraph" style:parent-style-name="Standard">
      <style:text-properties fo:color="#000000"/>
    </style:style>
    <style:style style:name="P9" style:family="paragraph" style:parent-style-name="Preformatted_20_Text">
      <style:paragraph-properties fo:margin-left="0cm" fo:margin-right="0cm" fo:margin-top="0cm" fo:margin-bottom="0cm" style:contextual-spacing="false" fo:text-indent="0cm" style:auto-text-indent="false"/>
    </style:style>
    <style:style style:name="P10" style:family="paragraph" style:parent-style-name="Preformatted_20_Text">
      <style:paragraph-properties fo:margin-left="0cm" fo:margin-right="0cm" fo:margin-top="0cm" fo:margin-bottom="0cm" style:contextual-spacing="false" fo:text-indent="0cm" style:auto-text-indent="false"/>
      <style:text-properties fo:color="#008000"/>
    </style:style>
    <style:style style:name="P11" style:family="paragraph" style:parent-style-name="Preformatted_20_Text">
      <style:paragraph-properties fo:margin-left="0cm" fo:margin-right="0cm" fo:margin-top="0cm" fo:margin-bottom="0cm" style:contextual-spacing="false" fo:text-indent="0cm" style:auto-text-indent="false"/>
      <style:text-properties fo:color="#c0c0c0"/>
    </style:style>
    <style:style style:name="P12" style:family="paragraph" style:parent-style-name="Preformatted_20_Text">
      <style:paragraph-properties fo:margin-left="0cm" fo:margin-right="0cm" fo:text-indent="0cm" style:auto-text-indent="false"/>
      <style:text-properties fo:color="#000000"/>
    </style:style>
    <style:style style:name="P13" style:family="paragraph" style:parent-style-name="Preformatted_20_Text">
      <style:paragraph-properties fo:margin-left="0cm" fo:margin-right="0cm" fo:margin-top="0cm" fo:margin-bottom="0.499cm" style:contextual-spacing="false" fo:text-indent="0cm" style:auto-text-indent="false"/>
    </style:style>
    <style:style style:name="P14" style:family="paragraph" style:parent-style-name="Preformatted_20_Text">
      <style:paragraph-properties fo:margin-left="0cm" fo:margin-right="0cm" fo:margin-top="0cm" fo:margin-bottom="0.499cm" style:contextual-spacing="false" fo:text-indent="0cm" style:auto-text-indent="false"/>
      <style:text-properties fo:color="#000000"/>
    </style:style>
    <style:style style:name="P15" style:family="paragraph" style:parent-style-name="Preformatted_20_Text">
      <style:paragraph-properties fo:margin-left="0cm" fo:margin-right="0cm" fo:margin-top="0cm" fo:margin-bottom="0.499cm" style:contextual-spacing="false" fo:text-indent="0cm" style:auto-text-indent="false"/>
      <style:text-properties fo:color="#000000" officeooo:paragraph-rsid="000b5996"/>
    </style:style>
    <style:style style:name="P16" style:family="paragraph" style:parent-style-name="Text_20_body">
      <style:paragraph-properties fo:margin-left="0cm" fo:margin-right="0cm" fo:margin-top="0cm" fo:margin-bottom="0cm" style:contextual-spacing="false" fo:text-indent="1.251cm" style:auto-text-indent="false"/>
    </style:style>
    <style:style style:name="P17" style:family="paragraph" style:parent-style-name="Heading_20_2" style:master-page-name="">
      <style:paragraph-properties fo:margin-left="0.025cm" fo:margin-right="0cm" fo:margin-top="0.917cm" fo:margin-bottom="0cm" style:contextual-spacing="false" fo:text-align="justify" style:justify-single-word="false" fo:orphans="2" fo:widows="2" fo:hyphenation-ladder-count="no-limit" fo:text-indent="1.251cm" style:auto-text-indent="false" style:page-number="auto" fo:keep-with-next="always" style:punctuation-wrap="hanging" style:writing-mode="lr-tb"/>
      <style:text-properties fo:hyphenate="false" fo:hyphenation-remain-char-count="2" fo:hyphenation-push-char-count="2"/>
    </style:style>
    <style:style style:name="P18" style:family="paragraph" style:parent-style-name="Heading_20_2">
      <style:paragraph-properties fo:margin-top="0cm" fo:margin-bottom="0cm" style:contextual-spacing="false"/>
    </style:style>
    <style:style style:name="P19" style:family="paragraph" style:parent-style-name="Heading_20_2">
      <style:paragraph-properties fo:margin-left="0cm" fo:margin-right="0cm" fo:margin-top="0cm" fo:margin-bottom="0cm" style:contextual-spacing="false" fo:text-indent="1.251cm" style:auto-text-indent="false"/>
    </style:style>
    <style:style style:name="P20" style:family="paragraph" style:parent-style-name="Heading_20_2">
      <style:paragraph-properties fo:margin-left="1.251cm" fo:margin-right="0cm" fo:margin-top="0cm" fo:margin-bottom="0cm" style:contextual-spacing="false" fo:text-indent="1.251cm" style:auto-text-indent="false"/>
      <style:text-properties officeooo:paragraph-rsid="000b5996"/>
    </style:style>
    <style:style style:name="P21" style:family="paragraph" style:parent-style-name="Standard">
      <style:text-properties style:letter-kerning="true"/>
    </style:style>
    <style:style style:name="P22" style:family="paragraph" style:parent-style-name="Standard" style:list-style-name="L1"/>
    <style:style style:name="P23" style:family="paragraph" style:parent-style-name="Header">
      <style:text-properties fo:language="uk" fo:country="UA"/>
    </style:style>
    <style:style style:name="P24" style:family="paragraph" style:parent-style-name="List_20_Paragraph" style:list-style-name="WWNum1">
      <style:paragraph-properties fo:margin-top="0.917cm" fo:margin-bottom="0cm" style:contextual-spacing="false" fo:keep-with-next="always"/>
      <style:text-properties fo:language="uk" fo:country="UA" fo:font-weight="bold" style:font-weight-asian="bold" text:display="none"/>
    </style:style>
    <style:style style:name="P25" style:family="paragraph" style:parent-style-name="Heading_20_1" style:master-page-name="Standard">
      <style:paragraph-properties fo:margin-left="0cm" fo:margin-right="0cm" fo:margin-top="0cm" fo:margin-bottom="0cm" style:contextual-spacing="false" fo:text-indent="0cm" style:auto-text-indent="false" style:page-number="auto"/>
    </style:style>
    <style:style style:name="T1" style:family="text">
      <style:text-properties fo:language="uk" fo:country="UA"/>
    </style:style>
    <style:style style:name="T2" style:family="text">
      <style:text-properties style:letter-kerning="true"/>
    </style:style>
    <style:style style:name="T3" style:family="text">
      <style:text-properties fo:color="#000000"/>
    </style:style>
    <style:style style:name="T4" style:family="text">
      <style:text-properties fo:color="#000000" fo:font-size="13.5pt" fo:language="uk" fo:country="UA" style:font-size-asian="13.5pt" style:font-size-complex="13.5pt"/>
    </style:style>
    <style:style style:name="T5" style:family="text">
      <style:text-properties fo:font-variant="normal" fo:text-transform="none" fo:color="#000000" style:font-name="Verdana" fo:font-size="13.5pt" fo:letter-spacing="normal" fo:language="uk" fo:country="UA" fo:font-style="normal" fo:font-weight="normal" style:font-size-asian="13.5pt" style:font-size-complex="13.5pt"/>
    </style:style>
    <style:style style:name="T6" style:family="text">
      <style:text-properties fo:color="#008000"/>
    </style:style>
    <style:style style:name="T7" style:family="text">
      <style:text-properties fo:color="#c0c0c0"/>
    </style:style>
    <style:style style:name="T8" style:family="text">
      <style:text-properties fo:color="#000080"/>
    </style:style>
    <style:style style:name="T9" style:family="text">
      <style:text-properties fo:color="#808000"/>
    </style:style>
    <style:style style:name="T10" style:family="text">
      <style:text-properties fo:color="#800080"/>
    </style:style>
    <style:style style:name="T11" style:family="text">
      <style:text-properties fo:color="#800000"/>
    </style:style>
    <style:style style:name="T12" style:family="text">
      <style:text-properties officeooo:rsid="000b599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5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44464536985774337" text:style-name="Outline">
        <text:list-item>
          <text:p text:style-name="P25">Лабораторная работа №4.<text:line-break/><text:span text:style-name="T2"><text:tab/>Управление памятью. Реализация аллокатора памяти</text:span></text:p>
        </text:list-item>
      </text:list>
      <text:list xml:id="list6194661673767889027" text:style-name="WWNum1">
        <text:list-item>
          <text:h text:style-name="P24" text:outline-level="2"/>
        </text:list-item>
        <text:list-item>
          <text:h text:style-name="P24" text:outline-level="2"/>
        </text:list-item>
        <text:list-item>
          <text:h text:style-name="P24" text:outline-level="2"/>
        </text:list-item>
        <text:list-item>
          <text:h text:style-name="P24" text:outline-level="2"/>
        </text:list-item>
        <text:list-item>
          <text:h text:style-name="P24" text:outline-level="2"/>
        </text:list-item>
        <text:list-item>
          <text:h text:style-name="P24" text:outline-level="2"/>
        </text:list-item>
      </text:list>
      <text:list xml:id="list190551111709792" text:continue-list="list2844464536985774337" text:style-name="Outline">
        <text:list-item>
          <text:p text:style-name="P17"><text:span text:style-name="T1">Цель работы</text:span></text:p>
        </text:list-item>
      </text:list>
      <text:p text:style-name="P21">Изучить структуру памяти процесса и научиться выделять и управлять выделенной памятью.</text:p>
      <text:p text:style-name="P8"/>
      <text:list xml:id="list190551963195964" text:continue-numbering="true" text:style-name="Outline">
        <text:list-item>
          <text:p text:style-name="P18"><text:s/></text:p>
        </text:list-item>
        <text:list-item>
          <text:p text:style-name="P18">Краткие теоретические сведения </text:p>
        </text:list-item>
      </text:list>
      <text:p text:style-name="Standard"><text:span text:style-name="T4"><text:tab/></text:span><text:span text:style-name="T5"><text:line-break/></text:span><text:span text:style-name="T1">1Что же не так с malloc и new?</text:span></text:p>
      <text:p text:style-name="Text_20_body"><text:line-break/>К сожалению, на этом рыбацкие басни заканчиваются и дальнейший текст будет о malloc и new, и о том, почему они имеют очень ограниченное применение в контексте встроенных систем (таких как игровые консоли). Несмотря на то, что фрагментация является лишь одним аспектом проблем, связанных с динамическим выделением памяти, она является, пожалуй, самым серьезным. Но прежде, чем мы придумаем альтернативные варианты, мы должны взглянуть на все проблемы:</text:p>
      <text:list xml:id="list4367275989183828530" text:style-name="L1">
        <text:list-item>
          <text:p text:style-name="P22">malloc и new пытаются быть всем в одном флаконе для всех программистов...<text:line-break/>Они выделят вам несколько байтов ровно тем же способом, что и несколько мегабайтов. Они не имеют понятия о том, что это за данные, место для которых они вам выделяют и какой у данных будет цикл жизни. Иными словами, у них нет той более широкой картины, которая есть у программистов.</text:p>
        </text:list-item>
        <text:list-item>
          <text:p text:style-name="P22">Относительно плохая производительность...<text:line-break/>Выделение памяти при помощи стандартных библиотечных функций или операторов обычно требует звонков в ядро. Это может оказывать на производительность вашего приложения всякого рода неприятные побочные воздействия, включая очистку буферов ассоциативной трансляции, копирование блоков памяти, и т.д. Уже этой причины достаточно для того, чтоб использование динамического распределения памяти стало очень дорогим с точки зрения производительности. Стоимость операций free или delete в некоторых схемах выделения памяти также может быть высокой, так как во многих случаях делается много дополнительной работы для того, чтобы попытаться улучшить состояние кучи перед последующими размещениями. «Дополнительная работа» является довольно расплывчатым термином, но она может означать объединение блоков памяти, а в некоторых случаях может означать проход всего списка областей памяти, выделенной вашему приложению! Это точно не то, на что вы хотели бы быть тратить драгоценные циклы процессора, если есть возможность этого избежать!</text:p>
        </text:list-item>
        <text:list-item>
          <text:p text:style-name="P22"><text:soft-page-break/>Они являются причиной фрагментации кучи...<text:line-break/>Если вы никогда не работали над проектом, страдающим от проблем, связанных с фрагментацией, то считайте что вам очень повезло, но остальные-то мужики знают, что фрагментация кучи может быть полным и абсолютным кошмаром.</text:p>
        </text:list-item>
        <text:list-item>
          <text:p text:style-name="P22">Отслеживание динамически выделенной памяти может быть непростой задачей...<text:line-break/>Вместе с динамическим выделением в подарок приходит неизбежный риск утечки памяти. Я уверен, что мы все знаем, что такое утечки памяти, но если нет, то почитайте тут. Большинство студий строят инфраструктуру поверх своих динамических размещений, чтобы отслеживать, какая память и где используется.</text:p>
        </text:list-item>
        <text:list-item>
          <text:p text:style-name="P22">Плохая локальность ссылок...<text:line-break/>В сущности, нет никакого способа узнать, где та память, которую вернёт вам malloc или new, будет находиться по отношению к другим областям памяти в вашем приложении. Это может привести к тому, что у нас будет больше дорогостоящих промахов в кеше, чем нам нужно, и мы в концов будем танцевать в памяти как на углях. Так какая же есть альтернатива? Цель этой заметки — дать вам информацию (и чуток кода!) о нескольких различных альтернативах, которые можно использовать вместо malloc и new, дабы побороться с только что оглашёнными проблемами.</text:p>
        </text:list-item>
      </text:list>
      <text:p text:style-name="Text_20_body"/>
      <text:list xml:id="list190551702942093" text:continue-list="list190551963195964" text:style-name="Outline">
        <text:list-item>
          <text:list>
            <text:list-item>
              <text:list>
                <text:list-item>
                  <text:list>
                    <text:list-item>
                      <text:list>
                        <text:list-item>
                          <text:h text:style-name="Heading_20_5" text:outline-level="5">Скромный линейный аллокатор</text:h>
                        </text:list-item>
                      </text:list>
                    </text:list-item>
                  </text:list>
                </text:list-item>
              </text:list>
            </text:list-item>
          </text:list>
        </text:list-item>
      </text:list>
      <text:p text:style-name="P7"><text:line-break/>Название этого раздела как бы намекает, что этот аллокатор, безусловно, самый простой из всех тех, которые я собираюсь представить, хотя по правде говоря, все они простые (и это делает их прекрасными). Линейный аллокатор, по существу, предполагает отсутствие мелочного освобождения выделенных ресурсов памяти и линейным способом выделяет куски памяти один за другим из фиксированного пула. Смотрите на картинку.<text:line-break/><text:line-break/><draw:frame draw:style-name="fr1" draw:name="graphics1" text:anchor-type="as-char" svg:width="14.949cm" svg:height="6.271cm" draw:z-index="0"><draw:image xlink:href="http://www.spuify.co.uk/wp-content/uploads/2011/02/mem04.png" xlink:type="simple" xlink:show="embed" xlink:actuate="onLoad"/></draw:frame><text:line-break/><text:line-break/>Хороший пример, где линейный аллокатор оказывается чрезвычайно <text:soft-page-break/>полезным, можно найти практически везде при программировании синергетического процессора. Постоянность локальных данных за рамками текущей выполняемой задачи не важна, и во многих случаях количество данных, приходящих в локальное хранилище (по крайней мере данных, несколько варьирующихся в размерах) является достаточно ограниченным. Однако, не обманывайтесь, это далеко единственное его применение. Вот пример того, как можно было бы реализовать простой линейный аллокатор в С</text:p>
      <text:list xml:id="list190551446473501" text:continue-numbering="true" text:style-name="Outline">
        <text:list-item>
          <text:p text:style-name="P19"><text:span text:style-name="T1">В</text:span>ыполнение работы</text:p>
        </text:list-item>
      </text:list>
      <text:p text:style-name="P16"/>
      <text:p text:style-name="P5"><text:span text:style-name="T9">typedef</text:span><text:span text:style-name="T7"> </text:span><text:span text:style-name="T9">unsigned</text:span><text:span text:style-name="T7"> </text:span><text:span text:style-name="T9">int</text:span><text:span text:style-name="T7"> </text:span><text:span text:style-name="T10">uint</text:span>;</text:p>
      <text:p text:style-name="P3"><text:span text:style-name="T9">struct</text:span><text:span text:style-name="T7"> </text:span><text:span text:style-name="T10">memory_block</text:span><text:span text:style-name="T7"> </text:span><text:span text:style-name="T3">{</text:span></text:p>
      <text:p text:style-name="P3"><text:span text:style-name="T7"><text:s text:c="4"/></text:span><text:span text:style-name="T10">uint</text:span><text:span text:style-name="T7"> </text:span><text:span text:style-name="T11">thread_owner</text:span><text:span text:style-name="T3">;</text:span></text:p>
      <text:p text:style-name="P3"><text:span text:style-name="T7"><text:s text:c="4"/></text:span><text:span text:style-name="T10">uint</text:span><text:span text:style-name="T7"> </text:span><text:span text:style-name="T11">size</text:span><text:span text:style-name="T3">;</text:span></text:p>
      <text:p text:style-name="P3"><text:span text:style-name="T7"><text:s text:c="4"/></text:span><text:span text:style-name="T9">void</text:span><text:span text:style-name="T7"> </text:span><text:span text:style-name="T3">*</text:span><text:span text:style-name="T11">prev</text:span><text:span text:style-name="T3">;</text:span></text:p>
      <text:p text:style-name="P3"><text:span text:style-name="T7"><text:s text:c="4"/></text:span><text:span text:style-name="T9">int</text:span><text:span text:style-name="T7"> </text:span><text:span text:style-name="T11">is_free</text:span><text:span text:style-name="T3">;</text:span></text:p>
      <text:p text:style-name="P2">};</text:p>
      <text:p text:style-name="P3"><text:span text:style-name="T9">void</text:span><text:span text:style-name="T7"> </text:span><text:span text:style-name="T3">init_memory(</text:span><text:span text:style-name="T10">uint</text:span><text:span text:style-name="T7"> </text:span>mem_size<text:span text:style-name="T3">);</text:span></text:p>
      <text:p text:style-name="P3"><text:span text:style-name="T9">void</text:span><text:span text:style-name="T7"> </text:span><text:span text:style-name="T3">*alloc_memory(</text:span><text:span text:style-name="T10">uint</text:span><text:span text:style-name="T7"> </text:span>block_size<text:span text:style-name="T3">);</text:span></text:p>
      <text:p text:style-name="P3"><text:span text:style-name="T9">void</text:span><text:span text:style-name="T7"> </text:span><text:span text:style-name="T3">t_free(</text:span><text:span text:style-name="T9">void</text:span><text:span text:style-name="T7"> </text:span><text:span text:style-name="T3">*</text:span>ptr<text:span text:style-name="T3">);</text:span></text:p>
      <text:p text:style-name="P3"><text:span text:style-name="T9">void</text:span><text:span text:style-name="T7"> </text:span><text:span text:style-name="T3">thread_memory_cleanup();</text:span></text:p>
      <text:p text:style-name="P3"><text:span text:style-name="T9">void</text:span><text:span text:style-name="T7"> </text:span><text:span text:style-name="T3">*t_realloc(</text:span><text:span text:style-name="T9">void</text:span><text:span text:style-name="T7"> </text:span><text:span text:style-name="T3">*</text:span>ptr<text:span text:style-name="T3">,</text:span><text:span text:style-name="T7"> </text:span><text:span text:style-name="T10">uint</text:span><text:span text:style-name="T7"> </text:span>new_size<text:span text:style-name="T3">);</text:span></text:p>
      <text:p text:style-name="P1"><text:span text:style-name="T9">void</text:span><text:span text:style-name="T7"> </text:span><text:span text:style-name="T3">thread_memory_cleanup(</text:span><text:span text:style-name="T10">uint</text:span><text:span text:style-name="T7"> </text:span>thread_id<text:span text:style-name="T3">);</text:span></text:p>
      <text:p text:style-name="P3"><text:span text:style-name="T9">void</text:span><text:span text:style-name="T7"> </text:span><text:span text:style-name="T3">_split_block(</text:span><text:span text:style-name="T9">struct</text:span><text:span text:style-name="T7"> </text:span><text:span text:style-name="T10">memory_block</text:span><text:span text:style-name="T7"> </text:span><text:span text:style-name="T3">*</text:span>blk<text:span text:style-name="T3">,</text:span><text:span text:style-name="T7"> </text:span><text:span text:style-name="T10">uint</text:span><text:span text:style-name="T7"> </text:span>block_size<text:span text:style-name="T3">);</text:span></text:p>
      <text:p text:style-name="P3"><text:span text:style-name="T9">void</text:span><text:span text:style-name="T7"> </text:span><text:span text:style-name="T3">_merge_with_next(</text:span><text:span text:style-name="T9">struct</text:span><text:span text:style-name="T7"> </text:span><text:span text:style-name="T10">memory_block</text:span><text:span text:style-name="T7"> </text:span><text:span text:style-name="T3">*</text:span>blk<text:span text:style-name="T3">);</text:span></text:p>
      <text:p text:style-name="P3"><text:span text:style-name="T9">void</text:span><text:span text:style-name="T7"> </text:span><text:span text:style-name="T3">_merge_with_prev(</text:span><text:span text:style-name="T9">struct</text:span><text:span text:style-name="T7"> </text:span><text:span text:style-name="T10">memory_block</text:span><text:span text:style-name="T7"> </text:span><text:span text:style-name="T3">**</text:span>blk<text:span text:style-name="T3">);</text:span></text:p>
      <text:p text:style-name="P1"><text:span text:style-name="T9">struct</text:span><text:span text:style-name="T7"> </text:span><text:span text:style-name="T10">memory_block</text:span><text:span text:style-name="T7"> </text:span><text:span text:style-name="T3">*_find_smallest_block(</text:span><text:span text:style-name="T10">uint</text:span><text:span text:style-name="T7"> </text:span>block_size<text:span text:style-name="T3">);</text:span></text:p>
      <text:p text:style-name="P5"/>
      <text:p text:style-name="P5"><text:span text:style-name="T8">#include</text:span><text:span text:style-name="T7"> </text:span><text:span text:style-name="T6">&lt;stdlib.h&gt;</text:span></text:p>
      <text:p text:style-name="P1"><text:span text:style-name="T8">#include</text:span><text:span text:style-name="T7"> </text:span><text:span text:style-name="T6">&lt;string.h&gt;</text:span></text:p>
      <text:p text:style-name="P3"><text:span text:style-name="T8">#include</text:span><text:span text:style-name="T7"> </text:span><text:span text:style-name="T6">"scheduler.h"</text:span></text:p>
      <text:p text:style-name="P1"><text:span text:style-name="T8">#include</text:span><text:span text:style-name="T7"> </text:span><text:span text:style-name="T6">"alloc.h"</text:span></text:p>
      <text:p text:style-name="P3"><text:span text:style-name="T9">static</text:span><text:span text:style-name="T7"> </text:span><text:span text:style-name="T9">void</text:span><text:span text:style-name="T7"> </text:span><text:span text:style-name="T3">*</text:span>mem_ptr<text:span text:style-name="T7"> </text:span><text:span text:style-name="T3">=</text:span><text:span text:style-name="T7"> </text:span><text:span text:style-name="T8">NULL</text:span><text:span text:style-name="T3">;</text:span></text:p>
      <text:p text:style-name="P1"><text:span text:style-name="T9">static</text:span><text:span text:style-name="T7"> </text:span><text:span text:style-name="T10">uint</text:span><text:span text:style-name="T7"> </text:span>memory_size<text:span text:style-name="T7"> </text:span><text:span text:style-name="T3">=</text:span><text:span text:style-name="T7"> </text:span><text:span text:style-name="T8">0</text:span><text:span text:style-name="T3">;</text:span></text:p>
      <text:p text:style-name="P1"><text:span text:style-name="T8">#define</text:span><text:span text:style-name="T7"> </text:span><text:span text:style-name="T8">DEFRAG_CONSTANT</text:span><text:span text:style-name="T7"> </text:span><text:span text:style-name="T8">32</text:span></text:p>
      <text:p text:style-name="P1"><text:span text:style-name="T9">void</text:span><text:span text:style-name="T7"> </text:span><text:span text:style-name="T3">init_memory(</text:span><text:span text:style-name="T10">uint</text:span><text:span text:style-name="T7"> </text:span><text:span text:style-name="T3">mem_size)</text:span><text:span text:style-name="T7"> </text:span><text:span text:style-name="T3">{</text:span></text:p>
      <text:p text:style-name="P3"><text:span text:style-name="T7"><text:s text:c="4"/></text:span>memory_size<text:span text:style-name="T7"> </text:span><text:span text:style-name="T3">=</text:span><text:span text:style-name="T7"> </text:span><text:span text:style-name="T3">mem_size;</text:span></text:p>
      <text:p text:style-name="P1"><text:span text:style-name="T7"><text:s text:c="4"/></text:span>mem_ptr<text:span text:style-name="T7"> </text:span><text:span text:style-name="T3">=</text:span><text:span text:style-name="T7"> </text:span><text:span text:style-name="T3">malloc(mem_size);</text:span></text:p>
      <text:p text:style-name="P3"><text:span text:style-name="T7"><text:s text:c="4"/></text:span><text:span text:style-name="T9">struct</text:span><text:span text:style-name="T7"> </text:span><text:span text:style-name="T10">memory_block</text:span><text:span text:style-name="T7"> </text:span><text:span text:style-name="T3">head;</text:span></text:p>
      <text:p text:style-name="P3"><text:span text:style-name="T7"><text:s text:c="4"/></text:span><text:span text:style-name="T3">head.</text:span><text:span text:style-name="T11">is_free</text:span><text:span text:style-name="T7"> </text:span><text:span text:style-name="T3">=</text:span><text:span text:style-name="T7"> </text:span><text:span text:style-name="T8">1</text:span><text:span text:style-name="T3">;</text:span></text:p>
      <text:p text:style-name="P3"><text:span text:style-name="T7"><text:s text:c="4"/></text:span><text:span text:style-name="T3">head.</text:span><text:span text:style-name="T11">size</text:span><text:span text:style-name="T7"> </text:span><text:span text:style-name="T3">=</text:span><text:span text:style-name="T7"> </text:span>memory_size<text:span text:style-name="T7"> </text:span><text:span text:style-name="T3">-</text:span><text:span text:style-name="T7"> </text:span><text:span text:style-name="T8">2</text:span><text:span text:style-name="T3">*</text:span><text:span text:style-name="T9">sizeof</text:span><text:span text:style-name="T3">(head);</text:span></text:p>
      <text:p text:style-name="P3"><text:span text:style-name="T7"><text:s text:c="4"/></text:span><text:span text:style-name="T3">head.</text:span><text:span text:style-name="T11">thread_owner</text:span><text:span text:style-name="T7"> </text:span><text:span text:style-name="T3">=</text:span><text:span text:style-name="T7"> </text:span><text:span text:style-name="T8">0</text:span><text:span text:style-name="T3">;</text:span></text:p>
      <text:p text:style-name="P3"><text:span text:style-name="T7"><text:s text:c="4"/></text:span><text:span text:style-name="T3">head.</text:span><text:span text:style-name="T11">prev</text:span><text:span text:style-name="T7"> </text:span><text:span text:style-name="T3">=</text:span><text:span text:style-name="T7"> </text:span><text:span text:style-name="T8">NULL</text:span><text:span text:style-name="T3">;</text:span></text:p>
      <text:p text:style-name="P3"><text:span text:style-name="T7"><text:s text:c="4"/></text:span><text:span text:style-name="T9">struct</text:span><text:span text:style-name="T7"> </text:span><text:span text:style-name="T10">memory_block</text:span><text:span text:style-name="T7"> </text:span><text:span text:style-name="T3">tail;</text:span></text:p>
      <text:p text:style-name="P3"><text:span text:style-name="T7"><text:s text:c="4"/></text:span><text:span text:style-name="T3">tail.</text:span><text:span text:style-name="T11">is_free</text:span><text:span text:style-name="T7"> </text:span><text:span text:style-name="T3">=</text:span><text:span text:style-name="T7"> </text:span><text:span text:style-name="T8">0</text:span><text:span text:style-name="T3">;</text:span></text:p>
      <text:p text:style-name="P3"><text:span text:style-name="T7"><text:s text:c="4"/></text:span><text:span text:style-name="T3">tail.</text:span><text:span text:style-name="T11">size</text:span><text:span text:style-name="T7"> </text:span><text:span text:style-name="T3">=</text:span><text:span text:style-name="T7"> </text:span><text:span text:style-name="T8">0</text:span><text:span text:style-name="T3">;</text:span></text:p>
      <text:p text:style-name="P3"><text:soft-page-break/><text:span text:style-name="T7"><text:s text:c="4"/></text:span><text:span text:style-name="T3">tail.</text:span><text:span text:style-name="T11">thread_owner</text:span><text:span text:style-name="T7"> </text:span><text:span text:style-name="T3">=</text:span><text:span text:style-name="T7"> </text:span><text:span text:style-name="T8">0</text:span><text:span text:style-name="T3">;</text:span></text:p>
      <text:p text:style-name="P3"><text:span text:style-name="T7"><text:s text:c="4"/></text:span><text:span text:style-name="T3">tail.</text:span><text:span text:style-name="T11">prev</text:span><text:span text:style-name="T7"> </text:span><text:span text:style-name="T3">=</text:span><text:span text:style-name="T7"> </text:span>mem_ptr<text:span text:style-name="T3">;</text:span></text:p>
      <text:p text:style-name="P3"><text:span text:style-name="T7"><text:s text:c="4"/></text:span><text:span text:style-name="T3">memcpy(</text:span>mem_ptr<text:span text:style-name="T3">,</text:span><text:span text:style-name="T7"> </text:span><text:span text:style-name="T3">&amp;head,</text:span><text:span text:style-name="T7"> </text:span><text:span text:style-name="T9">sizeof</text:span><text:span text:style-name="T3">(head));</text:span></text:p>
      <text:p text:style-name="P3"><text:span text:style-name="T7"><text:s text:c="4"/></text:span><text:span text:style-name="T3">memcpy(</text:span>mem_ptr<text:span text:style-name="T7"> </text:span><text:span text:style-name="T3">+</text:span><text:span text:style-name="T7"> </text:span>memory_size<text:span text:style-name="T7"> </text:span><text:span text:style-name="T3">-</text:span><text:span text:style-name="T7"> </text:span><text:span text:style-name="T9">sizeof</text:span><text:span text:style-name="T3">(tail),</text:span><text:span text:style-name="T7"> </text:span><text:span text:style-name="T3">&amp;tail,</text:span><text:span text:style-name="T7"> </text:span><text:span text:style-name="T9">sizeof</text:span><text:span text:style-name="T3">(tail));</text:span></text:p>
      <text:p text:style-name="P2">}</text:p>
      <text:p text:style-name="P3"><text:span text:style-name="T9">void</text:span><text:span text:style-name="T7"> </text:span><text:span text:style-name="T3">*alloc_memory(</text:span><text:span text:style-name="T10">uint</text:span><text:span text:style-name="T7"> </text:span><text:span text:style-name="T3">block_size){</text:span></text:p>
      <text:p text:style-name="P3"><text:span text:style-name="T7"><text:s text:c="4"/></text:span><text:span text:style-name="T3">sched_lock();</text:span></text:p>
      <text:p text:style-name="P3"><text:span text:style-name="T7"><text:s text:c="4"/></text:span><text:span text:style-name="T9">struct</text:span><text:span text:style-name="T7"> </text:span><text:span text:style-name="T10">memory_block</text:span><text:span text:style-name="T7"> </text:span><text:span text:style-name="T3">*block</text:span><text:span text:style-name="T7"> </text:span><text:span text:style-name="T3">=</text:span><text:span text:style-name="T7"> </text:span><text:span text:style-name="T3">_find_smallest_block(block_size);</text:span></text:p>
      <text:p text:style-name="P3"><text:span text:style-name="T7"><text:s text:c="4"/></text:span><text:span text:style-name="T3">sched_unlock();</text:span></text:p>
      <text:p text:style-name="P3"><text:span text:style-name="T7"><text:s text:c="4"/></text:span><text:span text:style-name="T9">if</text:span><text:span text:style-name="T7"> </text:span><text:span text:style-name="T3">(block</text:span><text:span text:style-name="T7"> </text:span><text:span text:style-name="T3">==</text:span><text:span text:style-name="T7"> </text:span><text:span text:style-name="T8">NULL</text:span><text:span text:style-name="T3">)</text:span><text:span text:style-name="T7"> </text:span><text:span text:style-name="T3">{</text:span></text:p>
      <text:p text:style-name="P3"><text:span text:style-name="T7"><text:s text:c="8"/></text:span><text:span text:style-name="T9">return</text:span><text:span text:style-name="T7"> </text:span><text:span text:style-name="T8">NULL</text:span><text:span text:style-name="T3">;</text:span></text:p>
      <text:p text:style-name="P3"><text:span text:style-name="T7"><text:s text:c="4"/></text:span><text:span text:style-name="T3">}</text:span></text:p>
      <text:p text:style-name="P3"><text:span text:style-name="T7"><text:s text:c="4"/></text:span><text:span text:style-name="T9">return</text:span><text:span text:style-name="T7"> </text:span><text:span text:style-name="T3">(</text:span><text:span text:style-name="T9">void</text:span><text:span text:style-name="T3">*)(++block);</text:span></text:p>
      <text:p text:style-name="P2">}</text:p>
      <text:p text:style-name="P3"><text:span text:style-name="T9">void</text:span><text:span text:style-name="T7"> </text:span><text:span text:style-name="T3">_split_block(</text:span><text:span text:style-name="T9">struct</text:span><text:span text:style-name="T7"> </text:span><text:span text:style-name="T10">memory_block</text:span><text:span text:style-name="T7"> </text:span><text:span text:style-name="T3">*blk,</text:span><text:span text:style-name="T7"> </text:span><text:span text:style-name="T10">uint</text:span><text:span text:style-name="T7"> </text:span><text:span text:style-name="T3">block_size)</text:span><text:span text:style-name="T7"> </text:span><text:span text:style-name="T3">{</text:span></text:p>
      <text:p text:style-name="P3"><text:span text:style-name="T7"><text:s text:c="4"/></text:span><text:span text:style-name="T9">struct</text:span><text:span text:style-name="T7"> </text:span><text:span text:style-name="T10">memory_block</text:span><text:span text:style-name="T7"> </text:span><text:span text:style-name="T3">*middle</text:span><text:span text:style-name="T7"> </text:span><text:span text:style-name="T3">=</text:span><text:span text:style-name="T7"> </text:span><text:span text:style-name="T3">(</text:span><text:span text:style-name="T9">void</text:span><text:span text:style-name="T3">*)blk</text:span><text:span text:style-name="T7"> </text:span><text:span text:style-name="T3">+</text:span><text:span text:style-name="T7"> </text:span><text:span text:style-name="T9">sizeof</text:span><text:span text:style-name="T3">(*blk)</text:span><text:span text:style-name="T7"> </text:span><text:span text:style-name="T3">+</text:span><text:span text:style-name="T7"> </text:span><text:span text:style-name="T3">block_size;</text:span></text:p>
      <text:p text:style-name="P3"><text:span text:style-name="T7"><text:s text:c="4"/></text:span><text:span text:style-name="T9">struct</text:span><text:span text:style-name="T7"> </text:span><text:span text:style-name="T10">memory_block</text:span><text:span text:style-name="T7"> </text:span><text:span text:style-name="T3">*next</text:span><text:span text:style-name="T7"> </text:span><text:span text:style-name="T3">=</text:span><text:span text:style-name="T7"> </text:span><text:span text:style-name="T3">(</text:span><text:span text:style-name="T9">void</text:span><text:span text:style-name="T3">*)blk</text:span><text:span text:style-name="T7"> </text:span><text:span text:style-name="T3">+</text:span><text:span text:style-name="T7"> </text:span><text:span text:style-name="T3">blk-&gt;</text:span><text:span text:style-name="T11">size</text:span><text:span text:style-name="T7"> </text:span><text:span text:style-name="T3">+</text:span><text:span text:style-name="T7"> </text:span><text:span text:style-name="T9">sizeof</text:span><text:span text:style-name="T3">(*blk);</text:span></text:p>
      <text:p text:style-name="P3"><text:span text:style-name="T7"><text:s text:c="4"/></text:span><text:span text:style-name="T3">next-&gt;</text:span><text:span text:style-name="T11">prev</text:span><text:span text:style-name="T7"> </text:span><text:span text:style-name="T3">=</text:span><text:span text:style-name="T7"> </text:span><text:span text:style-name="T3">middle;</text:span></text:p>
      <text:p text:style-name="P3"><text:span text:style-name="T7"><text:s text:c="4"/></text:span><text:span text:style-name="T3">middle-&gt;</text:span><text:span text:style-name="T11">size</text:span><text:span text:style-name="T7"> </text:span><text:span text:style-name="T3">=</text:span><text:span text:style-name="T7"> </text:span><text:span text:style-name="T3">blk-&gt;</text:span><text:span text:style-name="T11">size</text:span><text:span text:style-name="T7"> </text:span><text:span text:style-name="T3">-</text:span><text:span text:style-name="T7"> </text:span><text:span text:style-name="T3">block_size</text:span><text:span text:style-name="T7"> </text:span><text:span text:style-name="T3">-</text:span><text:span text:style-name="T7"> </text:span><text:span text:style-name="T9">sizeof</text:span><text:span text:style-name="T3">(*middle);</text:span></text:p>
      <text:p text:style-name="P3"><text:span text:style-name="T7"><text:s text:c="4"/></text:span><text:span text:style-name="T3">middle-&gt;</text:span><text:span text:style-name="T11">is_free</text:span><text:span text:style-name="T7"> </text:span><text:span text:style-name="T3">=</text:span><text:span text:style-name="T7"> </text:span><text:span text:style-name="T8">1</text:span><text:span text:style-name="T3">;</text:span></text:p>
      <text:p text:style-name="P3"><text:span text:style-name="T7"><text:s text:c="4"/></text:span><text:span text:style-name="T3">middle-&gt;</text:span><text:span text:style-name="T11">prev</text:span><text:span text:style-name="T7"> </text:span><text:span text:style-name="T3">=</text:span><text:span text:style-name="T7"> </text:span><text:span text:style-name="T3">blk;</text:span></text:p>
      <text:p text:style-name="P1"><text:span text:style-name="T7"><text:s text:c="4"/></text:span><text:span text:style-name="T3">middle-&gt;</text:span><text:span text:style-name="T11">thread_owner</text:span><text:span text:style-name="T7"> </text:span><text:span text:style-name="T3">=</text:span><text:span text:style-name="T7"> </text:span><text:span text:style-name="T8">0</text:span><text:span text:style-name="T3">;</text:span></text:p>
      <text:p text:style-name="P3"><text:span text:style-name="T7"><text:s text:c="4"/></text:span><text:span text:style-name="T3">printf(</text:span><text:span text:style-name="T6">"block</text:span><text:span text:style-name="T7"> </text:span><text:span text:style-name="T6">%p,</text:span><text:span text:style-name="T7"> </text:span><text:span text:style-name="T6">with</text:span><text:span text:style-name="T7"> </text:span><text:span text:style-name="T6">size</text:span><text:span text:style-name="T7"> </text:span><text:span text:style-name="T6">%d,</text:span><text:span text:style-name="T7"> </text:span><text:span text:style-name="T6">splitted</text:span><text:span text:style-name="T7"> </text:span><text:span text:style-name="T6">into</text:span><text:span text:style-name="T7"> </text:span><text:span text:style-name="T6">two</text:span><text:span text:style-name="T7"> </text:span><text:span text:style-name="T6">blocks</text:span><text:span text:style-name="T7"> </text:span><text:span text:style-name="T6">with</text:span><text:span text:style-name="T7"> </text:span><text:span text:style-name="T6">size</text:span><text:span text:style-name="T7"> </text:span><text:span text:style-name="T6">%d</text:span><text:span text:style-name="T7"> </text:span><text:span text:style-name="T6">and</text:span><text:span text:style-name="T7"> </text:span><text:span text:style-name="T6">%d\n"</text:span><text:span text:style-name="T3">,</text:span></text:p>
      <text:p text:style-name="P3"><text:span text:style-name="T7"><text:s text:c="11"/></text:span><text:span text:style-name="T3">blk,</text:span><text:span text:style-name="T7"> </text:span><text:span text:style-name="T3">blk-&gt;</text:span><text:span text:style-name="T11">size</text:span><text:span text:style-name="T3">,</text:span><text:span text:style-name="T7"> </text:span><text:span text:style-name="T3">block_size,</text:span><text:span text:style-name="T7"> </text:span><text:span text:style-name="T3">middle-&gt;</text:span><text:span text:style-name="T11">size</text:span><text:span text:style-name="T3">);</text:span></text:p>
      <text:p text:style-name="P2">}</text:p>
      <text:p text:style-name="P3"><text:span text:style-name="T9">void</text:span><text:span text:style-name="T7"> </text:span><text:span text:style-name="T3">t_free(</text:span><text:span text:style-name="T9">void</text:span><text:span text:style-name="T7"> </text:span><text:span text:style-name="T3">*ptr)</text:span><text:span text:style-name="T7"> </text:span><text:span text:style-name="T3">{</text:span></text:p>
      <text:p text:style-name="P3"><text:span text:style-name="T7"><text:s text:c="4"/></text:span><text:span text:style-name="T9">struct</text:span><text:span text:style-name="T7"> </text:span><text:span text:style-name="T10">memory_block</text:span><text:span text:style-name="T7"> </text:span><text:span text:style-name="T3">*block</text:span><text:span text:style-name="T7"> </text:span><text:span text:style-name="T3">=</text:span><text:span text:style-name="T7"> </text:span><text:span text:style-name="T3">ptr</text:span><text:span text:style-name="T7"> </text:span><text:span text:style-name="T3">-</text:span><text:span text:style-name="T7"> </text:span><text:span text:style-name="T9">sizeof</text:span><text:span text:style-name="T3">(*block);</text:span></text:p>
      <text:p text:style-name="P3"><text:span text:style-name="T7"><text:s text:c="4"/></text:span><text:span text:style-name="T3">sched_lock();</text:span></text:p>
      <text:p text:style-name="P3"><text:span text:style-name="T7"><text:s text:c="4"/></text:span><text:span text:style-name="T3">_merge_with_next(block);</text:span></text:p>
      <text:p text:style-name="P3"><text:span text:style-name="T7"><text:s text:c="4"/></text:span><text:span text:style-name="T3">_merge_with_prev(&amp;block);</text:span></text:p>
      <text:p text:style-name="P3"><text:span text:style-name="T7"><text:s text:c="4"/></text:span><text:span text:style-name="T3">block-&gt;</text:span><text:span text:style-name="T11">is_free</text:span><text:span text:style-name="T7"> </text:span><text:span text:style-name="T3">=</text:span><text:span text:style-name="T7"> </text:span><text:span text:style-name="T8">1</text:span><text:span text:style-name="T3">;</text:span></text:p>
      <text:p text:style-name="P3"><text:span text:style-name="T7"><text:s text:c="4"/></text:span><text:span text:style-name="T3">block-&gt;</text:span><text:span text:style-name="T11">thread_owner</text:span><text:span text:style-name="T7"> </text:span><text:span text:style-name="T3">=</text:span><text:span text:style-name="T7"> </text:span><text:span text:style-name="T8">0</text:span><text:span text:style-name="T3">;</text:span></text:p>
      <text:p text:style-name="P3"><text:span text:style-name="T7"><text:s text:c="4"/></text:span><text:span text:style-name="T3">sched_unlock();</text:span></text:p>
      <text:p text:style-name="P2">}</text:p>
      <text:p text:style-name="P3"><text:span text:style-name="T9">void</text:span><text:span text:style-name="T7"> </text:span><text:span text:style-name="T3">_merge_with_next(</text:span><text:span text:style-name="T9">struct</text:span><text:span text:style-name="T7"> </text:span><text:span text:style-name="T10">memory_block</text:span><text:span text:style-name="T7"> </text:span><text:span text:style-name="T3">*blk)</text:span><text:span text:style-name="T7"> </text:span><text:span text:style-name="T3">{</text:span></text:p>
      <text:p text:style-name="P3"><text:span text:style-name="T7"><text:s text:c="4"/></text:span><text:span text:style-name="T9">struct</text:span><text:span text:style-name="T7"> </text:span><text:span text:style-name="T10">memory_block</text:span><text:span text:style-name="T7"> </text:span><text:span text:style-name="T3">*next_blk</text:span><text:span text:style-name="T7"> </text:span><text:span text:style-name="T3">=</text:span><text:span text:style-name="T7"> </text:span><text:span text:style-name="T3">(</text:span><text:span text:style-name="T9">void</text:span><text:span text:style-name="T3">*)blk</text:span><text:span text:style-name="T7"> </text:span><text:span text:style-name="T3">+</text:span><text:span text:style-name="T7"> </text:span><text:span text:style-name="T3">blk-&gt;</text:span><text:span text:style-name="T11">size</text:span><text:span text:style-name="T3">;</text:span></text:p>
      <text:p text:style-name="P3"><text:span text:style-name="T7"><text:s text:c="4"/></text:span><text:span text:style-name="T3">printf(</text:span><text:span text:style-name="T6">"trying</text:span><text:span text:style-name="T7"> </text:span><text:span text:style-name="T6">to</text:span><text:span text:style-name="T7"> </text:span><text:span text:style-name="T6">merge</text:span><text:span text:style-name="T7"> </text:span><text:span text:style-name="T6">block</text:span><text:span text:style-name="T7"> </text:span><text:span text:style-name="T6">%p</text:span><text:span text:style-name="T7"> </text:span><text:span text:style-name="T6">of</text:span><text:span text:style-name="T7"> </text:span><text:span text:style-name="T6">size</text:span><text:span text:style-name="T7"> </text:span><text:span text:style-name="T6">%d</text:span><text:span text:style-name="T7"> </text:span><text:span text:style-name="T6">with</text:span><text:span text:style-name="T7"> </text:span><text:span text:style-name="T6">right</text:span><text:span text:style-name="T7"> </text:span><text:span text:style-name="T6">block</text:span><text:span text:style-name="T7"> </text:span><text:span text:style-name="T6">%p\n"</text:span><text:span text:style-name="T3">,</text:span></text:p>
      <text:p text:style-name="P3"><text:span text:style-name="T7"><text:s text:c="11"/></text:span><text:span text:style-name="T3">blk,</text:span><text:span text:style-name="T7"> </text:span><text:span text:style-name="T3">blk-&gt;</text:span><text:span text:style-name="T11">size</text:span><text:span text:style-name="T3">,</text:span><text:span text:style-name="T7"> </text:span><text:span text:style-name="T3">next_blk,</text:span><text:span text:style-name="T7"> </text:span><text:span text:style-name="T3">next_blk-&gt;</text:span><text:span text:style-name="T11">size</text:span><text:span text:style-name="T3">,</text:span><text:span text:style-name="T7"> </text:span><text:span text:style-name="T3">next_blk-&gt;</text:span><text:span text:style-name="T11">is_free</text:span><text:span text:style-name="T3">);</text:span></text:p>
      <text:p text:style-name="P3"><text:span text:style-name="T7"><text:s text:c="4"/></text:span><text:span text:style-name="T9">while</text:span><text:span text:style-name="T7"> </text:span><text:span text:style-name="T3">(next_blk-&gt;</text:span><text:span text:style-name="T11">is_free</text:span><text:span text:style-name="T3">)</text:span><text:span text:style-name="T7"> </text:span><text:span text:style-name="T3">{</text:span></text:p>
      <text:p text:style-name="P3"><text:span text:style-name="T7"><text:s text:c="8"/></text:span><text:span text:style-name="T3">blk-&gt;</text:span><text:span text:style-name="T11">size</text:span><text:span text:style-name="T7"> </text:span><text:span text:style-name="T3">+=</text:span><text:span text:style-name="T7"> </text:span><text:span text:style-name="T3">next_blk-&gt;</text:span><text:span text:style-name="T11">size</text:span><text:span text:style-name="T7"> </text:span><text:span text:style-name="T3">+</text:span><text:span text:style-name="T7"> </text:span><text:span text:style-name="T9">sizeof</text:span><text:span text:style-name="T3">(*next_blk);</text:span></text:p>
      <text:p text:style-name="P3"><text:span text:style-name="T7"><text:s text:c="8"/></text:span><text:span text:style-name="T3">printf(</text:span><text:span text:style-name="T6">"block</text:span><text:span text:style-name="T7"> </text:span><text:span text:style-name="T6">%p</text:span><text:span text:style-name="T7"> </text:span><text:span text:style-name="T6">of</text:span><text:span text:style-name="T7"> </text:span><text:span text:style-name="T6">size</text:span><text:span text:style-name="T7"> </text:span><text:span text:style-name="T6">%d</text:span><text:span text:style-name="T7"> </text:span><text:span text:style-name="T6">merged</text:span><text:span text:style-name="T7"> </text:span><text:span text:style-name="T6">with</text:span><text:span text:style-name="T7"> </text:span><text:span text:style-name="T6">block</text:span><text:span text:style-name="T7"> </text:span><text:span text:style-name="T6">%p</text:span><text:span text:style-name="T7"> </text:span><text:span text:style-name="T6">of</text:span><text:span text:style-name="T7"> </text:span><text:span text:style-name="T6">size</text:span><text:span text:style-name="T7"> </text:span><text:span text:style-name="T6">%d\n"</text:span><text:span text:style-name="T3">,</text:span><text:span text:style-name="T7"> </text:span><text:span text:style-name="T3">blk,</text:span><text:span text:style-name="T7"> </text:span><text:span text:style-name="T3">blk-&gt;</text:span><text:span text:style-name="T11">size</text:span><text:span text:style-name="T3">,</text:span><text:span text:style-name="T7"> </text:span><text:span text:style-name="T3">next_blk,</text:span><text:span text:style-name="T7"> </text:span><text:span text:style-name="T3">next_blk-&gt;</text:span><text:span text:style-name="T11">size</text:span><text:span text:style-name="T3">);</text:span></text:p>
      <text:p text:style-name="P3"><text:span text:style-name="T7"><text:s text:c="8"/></text:span><text:span text:style-name="T3">next_blk</text:span><text:span text:style-name="T7"> </text:span><text:span text:style-name="T3">=</text:span><text:span text:style-name="T7"> </text:span><text:span text:style-name="T3">(</text:span><text:span text:style-name="T9">void</text:span><text:span text:style-name="T3">*)next_blk</text:span><text:span text:style-name="T7"> </text:span><text:span text:style-name="T3">+</text:span><text:span text:style-name="T7"> </text:span><text:span text:style-name="T3">next_blk-&gt;</text:span><text:span text:style-name="T11">size</text:span><text:span text:style-name="T7"> </text:span><text:span text:style-name="T3">+</text:span><text:span text:style-name="T7"> </text:span><text:span text:style-name="T9">sizeof</text:span><text:span text:style-name="T3">(*next_blk);</text:span></text:p>
      <text:p text:style-name="P3"><text:span text:style-name="T7"><text:s text:c="4"/></text:span><text:span text:style-name="T3">}</text:span></text:p>
      <text:p text:style-name="P3"><text:span text:style-name="T7"><text:s text:c="4"/></text:span><text:span text:style-name="T3">next_blk-&gt;</text:span><text:span text:style-name="T11">prev</text:span><text:span text:style-name="T7"> </text:span><text:span text:style-name="T3">=</text:span><text:span text:style-name="T7"> </text:span><text:span text:style-name="T3">blk;</text:span></text:p>
      <text:p text:style-name="P2">}</text:p>
      <text:p text:style-name="P3"><text:span text:style-name="T9">void</text:span><text:span text:style-name="T7"> </text:span><text:span text:style-name="T3">_merge_with_prev(</text:span><text:span text:style-name="T9">struct</text:span><text:span text:style-name="T7"> </text:span><text:span text:style-name="T10">memory_block</text:span><text:span text:style-name="T7"> </text:span><text:span text:style-name="T3">**blk)</text:span><text:span text:style-name="T7"> </text:span><text:span text:style-name="T3">{</text:span></text:p>
      <text:p text:style-name="P3"><text:span text:style-name="T7"><text:s text:c="4"/></text:span><text:span text:style-name="T9">struct</text:span><text:span text:style-name="T7"> </text:span><text:span text:style-name="T10">memory_block</text:span><text:span text:style-name="T7"> </text:span><text:span text:style-name="T3">*next_blk</text:span><text:span text:style-name="T7"> </text:span><text:span text:style-name="T3">=</text:span><text:span text:style-name="T7"> </text:span><text:span text:style-name="T3">(</text:span><text:span text:style-name="T9">void</text:span><text:span text:style-name="T3">*)(*blk)</text:span><text:span text:style-name="T7"> </text:span><text:span text:style-name="T3">+</text:span><text:span text:style-name="T7"> </text:span><text:span text:style-name="T3">(*blk)-&gt;</text:span><text:span text:style-name="T11">size</text:span><text:span text:style-name="T7"> </text:span><text:span text:style-name="T3">+</text:span><text:span text:style-name="T7"> </text:span><text:span text:style-name="T9">sizeof</text:span><text:span text:style-name="T3">(**blk);</text:span></text:p>
      <text:p text:style-name="P1"><text:span text:style-name="T7"><text:s text:c="4"/></text:span><text:span text:style-name="T9">struct</text:span><text:span text:style-name="T7"> </text:span><text:span text:style-name="T10">memory_block</text:span><text:span text:style-name="T7"> </text:span><text:span text:style-name="T3">*prev_blk</text:span><text:span text:style-name="T7"> </text:span><text:span text:style-name="T3">=</text:span><text:span text:style-name="T7"> </text:span><text:span text:style-name="T3">(*blk)-&gt;</text:span><text:span text:style-name="T11">prev</text:span><text:span text:style-name="T3">;</text:span></text:p>
      <text:p text:style-name="P3"><text:span text:style-name="T7"><text:s text:c="4"/></text:span><text:span text:style-name="T3">printf(</text:span><text:span text:style-name="T6">"trying</text:span><text:span text:style-name="T7"> </text:span><text:span text:style-name="T6">to</text:span><text:span text:style-name="T7"> </text:span><text:span text:style-name="T6">merge</text:span><text:span text:style-name="T7"> </text:span><text:span text:style-name="T6">block</text:span><text:span text:style-name="T7"> </text:span><text:span text:style-name="T6">%p</text:span><text:span text:style-name="T7"> </text:span><text:span text:style-name="T6">of</text:span><text:span text:style-name="T7"> </text:span><text:span text:style-name="T6">size</text:span><text:span text:style-name="T7"> </text:span><text:span text:style-name="T6">%d</text:span><text:span text:style-name="T7"> </text:span><text:span text:style-name="T6">with</text:span><text:span text:style-name="T7"> </text:span><text:span text:style-name="T6">left</text:span><text:span text:style-name="T7"> </text:span><text:span text:style-name="T6">block</text:span><text:span text:style-name="T7"> </text:span><text:span text:style-name="T6">%p\n"</text:span><text:span text:style-name="T3">,</text:span></text:p>
      <text:p text:style-name="P1"><text:span text:style-name="T7"><text:s text:c="11"/></text:span><text:span text:style-name="T3">*blk,</text:span><text:span text:style-name="T7"> </text:span><text:span text:style-name="T3">(*blk)-&gt;</text:span><text:span text:style-name="T11">size</text:span><text:span text:style-name="T3">,</text:span><text:span text:style-name="T7"> </text:span><text:span text:style-name="T3">prev_blk);</text:span></text:p>
      <text:p text:style-name="P1"><text:soft-page-break/><text:span text:style-name="T7"><text:s text:c="4"/></text:span><text:span text:style-name="T9">while</text:span><text:span text:style-name="T7"> </text:span><text:span text:style-name="T3">(prev_blk</text:span><text:span text:style-name="T7"> </text:span><text:span text:style-name="T3">!=</text:span><text:span text:style-name="T7"> </text:span><text:span text:style-name="T8">NULL</text:span><text:span text:style-name="T7"> </text:span><text:span text:style-name="T3">&amp;&amp;</text:span><text:span text:style-name="T7"> </text:span><text:span text:style-name="T3">prev_blk-&gt;</text:span><text:span text:style-name="T11">is_free</text:span><text:span text:style-name="T3">)</text:span><text:span text:style-name="T7"> </text:span><text:span text:style-name="T3">{</text:span></text:p>
      <text:p text:style-name="P3"><text:span text:style-name="T7"><text:s text:c="8"/></text:span><text:span text:style-name="T3">printf(</text:span><text:span text:style-name="T6">"block</text:span><text:span text:style-name="T7"> </text:span><text:span text:style-name="T6">%p</text:span><text:span text:style-name="T7"> </text:span><text:span text:style-name="T6">of</text:span><text:span text:style-name="T7"> </text:span><text:span text:style-name="T6">size</text:span><text:span text:style-name="T7"> </text:span><text:span text:style-name="T6">%d</text:span><text:span text:style-name="T7"> </text:span><text:span text:style-name="T6">merged</text:span><text:span text:style-name="T7"> </text:span><text:span text:style-name="T6">with</text:span><text:span text:style-name="T7"> </text:span><text:span text:style-name="T6">block</text:span><text:span text:style-name="T7"> </text:span><text:span text:style-name="T6">%p</text:span><text:span text:style-name="T7"> </text:span><text:span text:style-name="T6">of</text:span><text:span text:style-name="T7"> </text:span><text:span text:style-name="T6">size</text:span><text:span text:style-name="T7"> </text:span><text:span text:style-name="T6">%d\n"</text:span><text:span text:style-name="T3">,</text:span><text:span text:style-name="T7"> </text:span><text:span text:style-name="T3">*blk,</text:span><text:span text:style-name="T7"> </text:span><text:span text:style-name="T3">(*blk)-&gt;</text:span><text:span text:style-name="T11">size</text:span><text:span text:style-name="T3">,</text:span><text:span text:style-name="T7"> </text:span><text:span text:style-name="T3">prev_blk,</text:span><text:span text:style-name="T7"> </text:span><text:span text:style-name="T3">prev_blk-&gt;</text:span><text:span text:style-name="T11">size</text:span><text:span text:style-name="T3">);</text:span></text:p>
      <text:p text:style-name="P3"><text:span text:style-name="T7"><text:s text:c="8"/></text:span><text:span text:style-name="T3">prev_blk-&gt;</text:span><text:span text:style-name="T11">size</text:span><text:span text:style-name="T7"> </text:span><text:span text:style-name="T3">+=</text:span><text:span text:style-name="T7"> </text:span><text:span text:style-name="T3">(*blk)-&gt;</text:span><text:span text:style-name="T11">size</text:span><text:span text:style-name="T7"> </text:span><text:span text:style-name="T3">+</text:span><text:span text:style-name="T7"> </text:span><text:span text:style-name="T9">sizeof</text:span><text:span text:style-name="T3">(**blk);</text:span></text:p>
      <text:p text:style-name="P3"><text:span text:style-name="T7"><text:s text:c="8"/></text:span><text:span text:style-name="T3">*blk</text:span><text:span text:style-name="T7"> </text:span><text:span text:style-name="T3">=</text:span><text:span text:style-name="T7"> </text:span><text:span text:style-name="T3">prev_blk;</text:span></text:p>
      <text:p text:style-name="P3"><text:span text:style-name="T7"><text:s text:c="8"/></text:span><text:span text:style-name="T3">prev_blk</text:span><text:span text:style-name="T7"> </text:span><text:span text:style-name="T3">=</text:span><text:span text:style-name="T7"> </text:span><text:span text:style-name="T3">prev_blk-&gt;</text:span><text:span text:style-name="T11">prev</text:span><text:span text:style-name="T3">;</text:span></text:p>
      <text:p text:style-name="P3"><text:span text:style-name="T7"><text:s text:c="4"/></text:span><text:span text:style-name="T3">}</text:span></text:p>
      <text:p text:style-name="P3"><text:span text:style-name="T7"><text:s text:c="4"/></text:span><text:span text:style-name="T3">next_blk-&gt;</text:span><text:span text:style-name="T11">prev</text:span><text:span text:style-name="T7"> </text:span><text:span text:style-name="T3">=</text:span><text:span text:style-name="T7"> </text:span><text:span text:style-name="T3">*blk;</text:span></text:p>
      <text:p text:style-name="P2">}</text:p>
      <text:p text:style-name="P3"><text:span text:style-name="T9">struct</text:span><text:span text:style-name="T7"> </text:span><text:span text:style-name="T10">memory_block</text:span><text:span text:style-name="T7"> </text:span><text:span text:style-name="T3">*_find_smallest_block(</text:span><text:span text:style-name="T10">uint</text:span><text:span text:style-name="T7"> </text:span><text:span text:style-name="T3">block_size)</text:span><text:span text:style-name="T7"> </text:span><text:span text:style-name="T3">{</text:span></text:p>
      <text:p text:style-name="P3"><text:span text:style-name="T7"><text:s text:c="4"/></text:span><text:span text:style-name="T9">struct</text:span><text:span text:style-name="T7"> </text:span><text:span text:style-name="T10">memory_block</text:span><text:span text:style-name="T7"> </text:span><text:span text:style-name="T3">*smallest</text:span><text:span text:style-name="T7"> </text:span><text:span text:style-name="T3">=</text:span><text:span text:style-name="T7"> </text:span><text:span text:style-name="T8">NULL</text:span><text:span text:style-name="T3">;</text:span></text:p>
      <text:p text:style-name="P3"><text:span text:style-name="T7"><text:s text:c="4"/></text:span><text:span text:style-name="T9">struct</text:span><text:span text:style-name="T7"> </text:span><text:span text:style-name="T10">memory_block</text:span><text:span text:style-name="T7"> </text:span><text:span text:style-name="T3">*mem_node</text:span><text:span text:style-name="T7"> </text:span><text:span text:style-name="T3">=</text:span><text:span text:style-name="T7"> </text:span><text:span text:style-name="T3">(</text:span><text:span text:style-name="T9">struct</text:span><text:span text:style-name="T7"> </text:span><text:span text:style-name="T10">memory_block</text:span><text:span text:style-name="T3">*)</text:span>mem_ptr<text:span text:style-name="T3">;</text:span></text:p>
      <text:p text:style-name="P3"><text:span text:style-name="T6">//</text:span><text:span text:style-name="T7"> <text:s text:c="3"/></text:span><text:span text:style-name="T6">struct</text:span><text:span text:style-name="T7"> </text:span><text:span text:style-name="T6">memory_block</text:span><text:span text:style-name="T7"> </text:span><text:span text:style-name="T6">*prev</text:span><text:span text:style-name="T7"> </text:span><text:span text:style-name="T6">=</text:span><text:span text:style-name="T7"> </text:span><text:span text:style-name="T6">NULL;</text:span></text:p>
      <text:p text:style-name="P3"><text:span text:style-name="T7"><text:s text:c="4"/></text:span><text:span text:style-name="T10">uint</text:span><text:span text:style-name="T7"> </text:span><text:span text:style-name="T3">smallest_size</text:span><text:span text:style-name="T7"> </text:span><text:span text:style-name="T3">=</text:span><text:span text:style-name="T7"> </text:span>memory_size<text:span text:style-name="T7"> </text:span><text:span text:style-name="T3">-</text:span><text:span text:style-name="T7"> </text:span><text:span text:style-name="T8">2</text:span><text:span text:style-name="T3">*</text:span><text:span text:style-name="T9">sizeof</text:span><text:span text:style-name="T3">(*mem_node);</text:span></text:p>
      <text:p text:style-name="P1"><text:span text:style-name="T7"><text:s text:c="4"/></text:span><text:span text:style-name="T9">while</text:span><text:span text:style-name="T7"> </text:span><text:span text:style-name="T3">(mem_node-&gt;</text:span><text:span text:style-name="T11">size</text:span><text:span text:style-name="T7"> </text:span><text:span text:style-name="T3">&gt;</text:span><text:span text:style-name="T7"> </text:span><text:span text:style-name="T8">0</text:span><text:span text:style-name="T3">)</text:span><text:span text:style-name="T7"> </text:span><text:span text:style-name="T3">{</text:span></text:p>
      <text:p text:style-name="P3"><text:span text:style-name="T7"><text:s text:c="8"/></text:span><text:span text:style-name="T9">if</text:span><text:span text:style-name="T7"> </text:span><text:span text:style-name="T3">(mem_node-&gt;</text:span><text:span text:style-name="T11">is_free</text:span><text:span text:style-name="T7"> </text:span><text:span text:style-name="T3">&amp;&amp;</text:span><text:span text:style-name="T7"> </text:span><text:span text:style-name="T3">(mem_node-&gt;</text:span><text:span text:style-name="T11">size</text:span><text:span text:style-name="T7"> </text:span><text:span text:style-name="T3">&lt;=</text:span><text:span text:style-name="T7"> </text:span><text:span text:style-name="T3">smallest_size</text:span><text:span text:style-name="T7"> </text:span><text:span text:style-name="T3">)</text:span><text:span text:style-name="T7"> </text:span><text:span text:style-name="T3">&amp;&amp;</text:span><text:span text:style-name="T7"> </text:span><text:span text:style-name="T3">(mem_node-&gt;</text:span><text:span text:style-name="T11">size</text:span><text:span text:style-name="T7"> </text:span><text:span text:style-name="T3">&gt;=</text:span><text:span text:style-name="T7"> </text:span><text:span text:style-name="T3">block_size))</text:span><text:span text:style-name="T7"> </text:span><text:span text:style-name="T3">{</text:span></text:p>
      <text:p text:style-name="P3"><text:span text:style-name="T7"><text:s text:c="12"/></text:span><text:span text:style-name="T3">smallest</text:span><text:span text:style-name="T7"> </text:span><text:span text:style-name="T3">=</text:span><text:span text:style-name="T7"> </text:span><text:span text:style-name="T3">mem_node;</text:span></text:p>
      <text:p text:style-name="P3"><text:span text:style-name="T7"><text:s text:c="8"/></text:span><text:span text:style-name="T3">}</text:span></text:p>
      <text:p text:style-name="P3"><text:span text:style-name="T6">//</text:span><text:span text:style-name="T7"> <text:s text:c="7"/></text:span><text:span text:style-name="T6">prev</text:span><text:span text:style-name="T7"> </text:span><text:span text:style-name="T6">=</text:span><text:span text:style-name="T7"> </text:span><text:span text:style-name="T6">mem_node;</text:span></text:p>
      <text:p text:style-name="P3"><text:span text:style-name="T7"><text:s text:c="8"/></text:span><text:span text:style-name="T3">mem_node</text:span><text:span text:style-name="T7"> </text:span><text:span text:style-name="T3">=</text:span><text:span text:style-name="T7"> </text:span><text:span text:style-name="T3">(</text:span><text:span text:style-name="T9">void</text:span><text:span text:style-name="T3">*)mem_node</text:span><text:span text:style-name="T7"> </text:span><text:span text:style-name="T3">+</text:span><text:span text:style-name="T7"> </text:span><text:span text:style-name="T9">sizeof</text:span><text:span text:style-name="T3">(*mem_node)</text:span><text:span text:style-name="T7"> </text:span><text:span text:style-name="T3">+</text:span><text:span text:style-name="T7"> </text:span><text:span text:style-name="T3">mem_node-&gt;</text:span><text:span text:style-name="T11">size</text:span><text:span text:style-name="T3">;</text:span></text:p>
      <text:p text:style-name="P1"><text:span text:style-name="T7"><text:s text:c="4"/></text:span><text:span text:style-name="T3">}</text:span></text:p>
      <text:p text:style-name="P3"><text:span text:style-name="T7"><text:s text:c="4"/></text:span><text:span text:style-name="T9">if</text:span><text:span text:style-name="T7"> </text:span><text:span text:style-name="T3">(smallest)</text:span><text:span text:style-name="T7"> </text:span><text:span text:style-name="T3">{</text:span></text:p>
      <text:p text:style-name="P3"><text:span text:style-name="T7"><text:s text:c="8"/></text:span><text:span text:style-name="T9">if</text:span><text:span text:style-name="T7"> </text:span><text:span text:style-name="T3">((block_size</text:span><text:span text:style-name="T7"> </text:span><text:span text:style-name="T3">+</text:span><text:span text:style-name="T7"> </text:span><text:span text:style-name="T9">sizeof</text:span><text:span text:style-name="T3">(*smallest)</text:span><text:span text:style-name="T7"> </text:span><text:span text:style-name="T3">+</text:span><text:span text:style-name="T7"> </text:span><text:span text:style-name="T8">DEFRAG_CONSTANT</text:span><text:span text:style-name="T3">)</text:span><text:span text:style-name="T7"> </text:span><text:span text:style-name="T3">&lt;</text:span><text:span text:style-name="T7"> </text:span><text:span text:style-name="T3">smallest-&gt;</text:span><text:span text:style-name="T11">size</text:span><text:span text:style-name="T3">)</text:span><text:span text:style-name="T7"> </text:span><text:span text:style-name="T3">{</text:span></text:p>
      <text:p text:style-name="P3"><text:span text:style-name="T7"><text:s text:c="12"/></text:span><text:span text:style-name="T3">_split_block(smallest,</text:span><text:span text:style-name="T7"> </text:span><text:span text:style-name="T3">block_size);</text:span></text:p>
      <text:p text:style-name="P3"><text:span text:style-name="T7"><text:s text:c="8"/></text:span><text:span text:style-name="T3">}</text:span></text:p>
      <text:p text:style-name="P3"><text:span text:style-name="T7"><text:s text:c="8"/></text:span><text:span text:style-name="T3">smallest-&gt;</text:span><text:span text:style-name="T11">size</text:span><text:span text:style-name="T7"> </text:span><text:span text:style-name="T3">=</text:span><text:span text:style-name="T7"> </text:span><text:span text:style-name="T3">block_size;</text:span></text:p>
      <text:p text:style-name="P3"><text:span text:style-name="T7"><text:s text:c="8"/></text:span><text:span text:style-name="T3">smallest-&gt;</text:span><text:span text:style-name="T11">is_free</text:span><text:span text:style-name="T7"> </text:span><text:span text:style-name="T3">=</text:span><text:span text:style-name="T7"> </text:span><text:span text:style-name="T8">0</text:span><text:span text:style-name="T3">;</text:span></text:p>
      <text:p text:style-name="P1"><text:span text:style-name="T7"><text:s text:c="8"/></text:span><text:span text:style-name="T3">smallest-&gt;</text:span><text:span text:style-name="T11">thread_owner</text:span><text:span text:style-name="T7"> </text:span><text:span text:style-name="T3">=</text:span><text:span text:style-name="T7"> </text:span><text:span text:style-name="T3">get_current_thread()-&gt;</text:span><text:span text:style-name="T11">thread_id</text:span><text:span text:style-name="T3">;</text:span></text:p>
      <text:p text:style-name="P3"><text:span text:style-name="T7"><text:s text:c="8"/></text:span><text:span text:style-name="T3">printf(</text:span><text:span text:style-name="T6">"allocated</text:span><text:span text:style-name="T7"> </text:span><text:span text:style-name="T6">block</text:span><text:span text:style-name="T7"> </text:span><text:span text:style-name="T6">of</text:span><text:span text:style-name="T7"> </text:span><text:span text:style-name="T6">size:</text:span><text:span text:style-name="T7"> </text:span><text:span text:style-name="T6">%d</text:span><text:span text:style-name="T7"> </text:span><text:span text:style-name="T6">by</text:span><text:span text:style-name="T7"> </text:span><text:span text:style-name="T6">thread:</text:span><text:span text:style-name="T7"> </text:span><text:span text:style-name="T6">%d\n</text:span><text:span text:style-name="T7"> </text:span><text:span text:style-name="T6">at</text:span><text:span text:style-name="T7"> </text:span><text:span text:style-name="T6">p:</text:span><text:span text:style-name="T7"> </text:span><text:span text:style-name="T6">%p\n"</text:span><text:span text:style-name="T3">,</text:span></text:p>
      <text:p text:style-name="P3"><text:span text:style-name="T7"><text:s text:c="15"/></text:span><text:span text:style-name="T3">smallest-&gt;</text:span><text:span text:style-name="T11">size</text:span><text:span text:style-name="T3">,</text:span><text:span text:style-name="T7"> </text:span><text:span text:style-name="T3">smallest-&gt;</text:span><text:span text:style-name="T11">thread_owner</text:span><text:span text:style-name="T3">,</text:span><text:span text:style-name="T7"> </text:span><text:span text:style-name="T3">smallest);</text:span></text:p>
      <text:p text:style-name="P3"><text:span text:style-name="T7"><text:s text:c="4"/></text:span><text:span text:style-name="T3">}</text:span></text:p>
      <text:p text:style-name="P3"><text:span text:style-name="T7"><text:s text:c="4"/></text:span><text:span text:style-name="T9">return</text:span><text:span text:style-name="T7"> </text:span><text:span text:style-name="T3">smallest;</text:span></text:p>
      <text:p text:style-name="P2">}</text:p>
      <text:p text:style-name="P3"><text:span text:style-name="T9">void</text:span><text:span text:style-name="T7"> </text:span><text:span text:style-name="T3">thread_memory_cleanup(</text:span><text:span text:style-name="T10">uint</text:span><text:span text:style-name="T7"> </text:span><text:span text:style-name="T3">thread_id)</text:span><text:span text:style-name="T7"> </text:span><text:span text:style-name="T3">{</text:span></text:p>
      <text:p text:style-name="P3"><text:span text:style-name="T7"><text:s text:c="4"/></text:span><text:span text:style-name="T9">struct</text:span><text:span text:style-name="T7"> </text:span><text:span text:style-name="T10">memory_block</text:span><text:span text:style-name="T7"> </text:span><text:span text:style-name="T3">*blk</text:span><text:span text:style-name="T7"> </text:span><text:span text:style-name="T3">=</text:span><text:span text:style-name="T7"> </text:span><text:span text:style-name="T3">(</text:span><text:span text:style-name="T9">struct</text:span><text:span text:style-name="T7"> </text:span><text:span text:style-name="T10">memory_block</text:span><text:span text:style-name="T3">*)</text:span>mem_ptr<text:span text:style-name="T3">;</text:span></text:p>
      <text:p text:style-name="P3"><text:span text:style-name="T7"><text:s text:c="4"/></text:span><text:span text:style-name="T9">while</text:span><text:span text:style-name="T7"> </text:span><text:span text:style-name="T3">(blk-&gt;</text:span><text:span text:style-name="T11">size</text:span><text:span text:style-name="T7"> </text:span><text:span text:style-name="T3">!=</text:span><text:span text:style-name="T7"> </text:span><text:span text:style-name="T8">0</text:span><text:span text:style-name="T3">)</text:span><text:span text:style-name="T7"> </text:span><text:span text:style-name="T3">{</text:span></text:p>
      <text:p text:style-name="P3"><text:span text:style-name="T7"><text:s text:c="8"/></text:span><text:span text:style-name="T6">//here</text:span><text:span text:style-name="T7"> </text:span><text:span text:style-name="T6">can</text:span><text:span text:style-name="T7"> </text:span><text:span text:style-name="T6">be</text:span><text:span text:style-name="T7"> </text:span><text:span text:style-name="T6">bug</text:span></text:p>
      <text:p text:style-name="P3"><text:span text:style-name="T7"><text:s text:c="8"/></text:span><text:span text:style-name="T9">if</text:span><text:span text:style-name="T7"> </text:span><text:span text:style-name="T3">(blk-&gt;</text:span><text:span text:style-name="T11">thread_owner</text:span><text:span text:style-name="T7"> </text:span><text:span text:style-name="T3">==</text:span><text:span text:style-name="T7"> </text:span><text:span text:style-name="T3">thread_id)</text:span><text:span text:style-name="T7"> </text:span><text:span text:style-name="T3">{</text:span></text:p>
      <text:p text:style-name="P3"><text:span text:style-name="T7"><text:s text:c="12"/></text:span><text:span text:style-name="T3">t_free((</text:span><text:span text:style-name="T9">void</text:span><text:span text:style-name="T3">*)blk</text:span><text:span text:style-name="T7"> </text:span><text:span text:style-name="T3">+</text:span><text:span text:style-name="T7"> </text:span><text:span text:style-name="T9">sizeof</text:span><text:span text:style-name="T3">(*blk));</text:span></text:p>
      <text:p text:style-name="P3"><text:span text:style-name="T7"><text:s text:c="8"/></text:span><text:span text:style-name="T3">}</text:span></text:p>
      <text:p text:style-name="P3"><text:span text:style-name="T7"><text:s text:c="8"/></text:span><text:span text:style-name="T3">blk</text:span><text:span text:style-name="T7"> </text:span><text:span text:style-name="T3">=</text:span><text:span text:style-name="T7"> </text:span><text:span text:style-name="T3">(</text:span><text:span text:style-name="T9">void</text:span><text:span text:style-name="T3">*)blk</text:span><text:span text:style-name="T7"> </text:span><text:span text:style-name="T3">+</text:span><text:span text:style-name="T7"> </text:span><text:span text:style-name="T9">sizeof</text:span><text:span text:style-name="T3">(*blk)</text:span><text:span text:style-name="T7"> </text:span><text:span text:style-name="T3">+</text:span><text:span text:style-name="T7"> </text:span><text:span text:style-name="T3">blk-&gt;</text:span><text:span text:style-name="T11">size</text:span><text:span text:style-name="T3">;</text:span></text:p>
      <text:p text:style-name="P3"><text:span text:style-name="T7"><text:s text:c="4"/></text:span><text:span text:style-name="T3">}</text:span></text:p>
      <text:p text:style-name="P2">}</text:p>
      <text:p text:style-name="P3"><text:span text:style-name="T9">void</text:span><text:span text:style-name="T7"> </text:span><text:span text:style-name="T3">*t_realloc(</text:span><text:span text:style-name="T9">void</text:span><text:span text:style-name="T7"> </text:span><text:span text:style-name="T3">*ptr,</text:span><text:span text:style-name="T7"> </text:span><text:span text:style-name="T10">uint</text:span><text:span text:style-name="T7"> </text:span><text:span text:style-name="T3">new_size)</text:span><text:span text:style-name="T7"> </text:span><text:span text:style-name="T3">{</text:span></text:p>
      <text:p text:style-name="P1"><text:span text:style-name="T7"><text:s text:c="4"/></text:span><text:span text:style-name="T9">struct</text:span><text:span text:style-name="T7"> </text:span><text:span text:style-name="T10">memory_block</text:span><text:span text:style-name="T7"> </text:span><text:span text:style-name="T3">*blk</text:span><text:span text:style-name="T7"> </text:span><text:span text:style-name="T3">=</text:span><text:span text:style-name="T7"> </text:span><text:span text:style-name="T3">ptr</text:span><text:span text:style-name="T7"> </text:span><text:span text:style-name="T3">-</text:span><text:span text:style-name="T7"> </text:span><text:span text:style-name="T9">sizeof</text:span><text:span text:style-name="T3">(*blk);</text:span></text:p>
      <text:p text:style-name="P3"><text:span text:style-name="T7"><text:s text:c="4"/></text:span><text:span text:style-name="T9">if</text:span><text:span text:style-name="T7"> </text:span><text:span text:style-name="T3">(new_size</text:span><text:span text:style-name="T7"> </text:span><text:span text:style-name="T3">&lt;</text:span><text:span text:style-name="T7"> </text:span><text:span text:style-name="T3">blk-&gt;</text:span><text:span text:style-name="T11">size</text:span><text:span text:style-name="T3">)</text:span><text:span text:style-name="T7"> </text:span><text:span text:style-name="T3">{</text:span></text:p>
      <text:p text:style-name="P3"><text:span text:style-name="T7"><text:s text:c="8"/></text:span><text:span text:style-name="T9">return</text:span><text:span text:style-name="T7"> </text:span><text:span text:style-name="T3">ptr;</text:span></text:p>
      <text:p text:style-name="P3"><text:span text:style-name="T7"><text:s text:c="4"/></text:span><text:span text:style-name="T3">}</text:span></text:p>
      <text:p text:style-name="P3"><text:span text:style-name="T7"><text:s text:c="4"/></text:span><text:span text:style-name="T9">if</text:span><text:span text:style-name="T7"> </text:span><text:span text:style-name="T3">(!ptr)</text:span><text:span text:style-name="T7"> </text:span><text:span text:style-name="T3">{</text:span></text:p>
      <text:p text:style-name="P3"><text:span text:style-name="T7"><text:s text:c="8"/></text:span><text:span text:style-name="T9">return</text:span><text:span text:style-name="T7"> </text:span><text:span text:style-name="T3">alloc_memory(new_size);</text:span></text:p>
      <text:p text:style-name="P3"><text:soft-page-break/><text:span text:style-name="T7"><text:s text:c="4"/></text:span><text:span text:style-name="T3">}</text:span></text:p>
      <text:p text:style-name="P1"><text:span text:style-name="T7"><text:s text:c="4"/></text:span><text:span text:style-name="T9">struct</text:span><text:span text:style-name="T7"> </text:span><text:span text:style-name="T10">memory_block</text:span><text:span text:style-name="T7"> </text:span><text:span text:style-name="T3">*next</text:span><text:span text:style-name="T7"> </text:span><text:span text:style-name="T3">=</text:span><text:span text:style-name="T7"> </text:span><text:span text:style-name="T3">(</text:span><text:span text:style-name="T9">void</text:span><text:span text:style-name="T3">*)blk</text:span><text:span text:style-name="T7"> </text:span><text:span text:style-name="T3">+</text:span><text:span text:style-name="T7"> </text:span><text:span text:style-name="T3">blk-&gt;</text:span><text:span text:style-name="T11">size</text:span><text:span text:style-name="T7"> </text:span><text:span text:style-name="T3">+</text:span><text:span text:style-name="T7"> </text:span><text:span text:style-name="T9">sizeof</text:span><text:span text:style-name="T3">(*blk);</text:span></text:p>
      <text:p text:style-name="P1"><text:span text:style-name="T7"><text:s text:c="4"/></text:span><text:span text:style-name="T9">if</text:span><text:span text:style-name="T7"> </text:span><text:span text:style-name="T3">(next-&gt;</text:span><text:span text:style-name="T11">is_free</text:span><text:span text:style-name="T7"> </text:span><text:span text:style-name="T3">&amp;&amp;</text:span><text:span text:style-name="T7"> </text:span><text:span text:style-name="T3">(next-&gt;</text:span><text:span text:style-name="T11">size</text:span><text:span text:style-name="T7"> </text:span><text:span text:style-name="T3">+</text:span><text:span text:style-name="T7"> </text:span><text:span text:style-name="T9">sizeof</text:span><text:span text:style-name="T3">(*next)</text:span><text:span text:style-name="T7"> </text:span><text:span text:style-name="T3">+</text:span><text:span text:style-name="T7"> </text:span><text:span text:style-name="T3">blk-&gt;</text:span><text:span text:style-name="T11">size</text:span><text:span text:style-name="T3">)</text:span><text:span text:style-name="T7"> </text:span><text:span text:style-name="T3">&gt;=</text:span><text:span text:style-name="T7"> </text:span><text:span text:style-name="T3">new_size)</text:span><text:span text:style-name="T7"> </text:span><text:span text:style-name="T3">{</text:span></text:p>
      <text:p text:style-name="P1"><text:span text:style-name="T7"><text:s text:c="8"/></text:span><text:span text:style-name="T3">blk-&gt;</text:span><text:span text:style-name="T11">size</text:span><text:span text:style-name="T7"> </text:span><text:span text:style-name="T3">+=</text:span><text:span text:style-name="T7"> </text:span><text:span text:style-name="T3">next-&gt;</text:span><text:span text:style-name="T11">size</text:span><text:span text:style-name="T7"> </text:span><text:span text:style-name="T3">+</text:span><text:span text:style-name="T7"> </text:span><text:span text:style-name="T9">sizeof</text:span><text:span text:style-name="T3">(*next);</text:span></text:p>
      <text:p text:style-name="P3"><text:span text:style-name="T7"><text:s text:c="8"/></text:span><text:span text:style-name="T9">if</text:span><text:span text:style-name="T7"> </text:span><text:span text:style-name="T3">((new_size</text:span><text:span text:style-name="T7"> </text:span><text:span text:style-name="T3">+</text:span><text:span text:style-name="T7"> </text:span><text:span text:style-name="T9">sizeof</text:span><text:span text:style-name="T3">(*blk)</text:span><text:span text:style-name="T7"> </text:span><text:span text:style-name="T3">+</text:span><text:span text:style-name="T7"> </text:span><text:span text:style-name="T8">DEFRAG_CONSTANT</text:span><text:span text:style-name="T3">)</text:span><text:span text:style-name="T7"> </text:span><text:span text:style-name="T3">&lt;</text:span><text:span text:style-name="T7"> </text:span><text:span text:style-name="T3">blk-&gt;</text:span><text:span text:style-name="T11">size</text:span><text:span text:style-name="T3">)</text:span><text:span text:style-name="T7"> </text:span><text:span text:style-name="T3">{</text:span></text:p>
      <text:p text:style-name="P3"><text:span text:style-name="T7"><text:s text:c="12"/></text:span><text:span text:style-name="T3">_split_block(blk,</text:span><text:span text:style-name="T7"> </text:span><text:span text:style-name="T3">new_size);</text:span></text:p>
      <text:p text:style-name="P3"><text:span text:style-name="T7"><text:s text:c="8"/></text:span><text:span text:style-name="T3">}</text:span></text:p>
      <text:p text:style-name="P3"><text:span text:style-name="T7"><text:s text:c="8"/></text:span><text:span text:style-name="T3">blk-&gt;</text:span><text:span text:style-name="T11">size</text:span><text:span text:style-name="T7"> </text:span><text:span text:style-name="T3">=</text:span><text:span text:style-name="T7"> </text:span><text:span text:style-name="T3">new_size;</text:span></text:p>
      <text:p text:style-name="P3"><text:span text:style-name="T7"><text:s text:c="8"/></text:span><text:span text:style-name="T3">blk-&gt;</text:span><text:span text:style-name="T11">is_free</text:span><text:span text:style-name="T7"> </text:span><text:span text:style-name="T3">=</text:span><text:span text:style-name="T7"> </text:span><text:span text:style-name="T8">0</text:span><text:span text:style-name="T3">;</text:span></text:p>
      <text:p text:style-name="P3"><text:span text:style-name="T7"><text:s text:c="8"/></text:span><text:span text:style-name="T9">return</text:span><text:span text:style-name="T7"> </text:span><text:span text:style-name="T3">blk;</text:span></text:p>
      <text:p text:style-name="P3"><text:span text:style-name="T7"><text:s text:c="4"/></text:span><text:span text:style-name="T3">}</text:span><text:span text:style-name="T7"> </text:span><text:span text:style-name="T9">else</text:span><text:span text:style-name="T7"> </text:span><text:span text:style-name="T3">{</text:span></text:p>
      <text:p text:style-name="P3"><text:span text:style-name="T7"><text:s text:c="8"/></text:span><text:span text:style-name="T3">sched_lock();</text:span></text:p>
      <text:p text:style-name="P3"><text:span text:style-name="T7"><text:s text:c="8"/></text:span><text:span text:style-name="T10">uint</text:span><text:span text:style-name="T7"> </text:span><text:span text:style-name="T3">prev_size</text:span><text:span text:style-name="T7"> </text:span><text:span text:style-name="T3">=</text:span><text:span text:style-name="T7"> </text:span><text:span text:style-name="T3">blk-&gt;</text:span><text:span text:style-name="T11">size</text:span><text:span text:style-name="T3">;</text:span></text:p>
      <text:p text:style-name="P3"><text:span text:style-name="T7"><text:s text:c="8"/></text:span><text:span text:style-name="T6">//here</text:span><text:span text:style-name="T7"> </text:span><text:span text:style-name="T6">we</text:span><text:span text:style-name="T7"> </text:span><text:span text:style-name="T6">assume</text:span><text:span text:style-name="T7"> </text:span><text:span text:style-name="T6">that</text:span><text:span text:style-name="T7"> </text:span><text:span text:style-name="T6">memory</text:span><text:span text:style-name="T7"> </text:span><text:span text:style-name="T6">is</text:span><text:span text:style-name="T7"> </text:span><text:span text:style-name="T6">not</text:span><text:span text:style-name="T7"> </text:span><text:span text:style-name="T6">corrupted</text:span><text:span text:style-name="T7"> </text:span><text:span text:style-name="T6">straight</text:span><text:span text:style-name="T7"> </text:span><text:span text:style-name="T6">after</text:span><text:span text:style-name="T7"> </text:span><text:span text:style-name="T6">free</text:span></text:p>
      <text:p text:style-name="P3"><text:span text:style-name="T7"><text:s text:c="8"/></text:span><text:span text:style-name="T3">t_free(ptr);</text:span></text:p>
      <text:p text:style-name="P1"><text:span text:style-name="T7"><text:s text:c="8"/></text:span><text:span text:style-name="T9">void</text:span><text:span text:style-name="T7"> </text:span><text:span text:style-name="T3">*new_mem</text:span><text:span text:style-name="T7"> </text:span><text:span text:style-name="T3">=</text:span><text:span text:style-name="T7"> </text:span><text:span text:style-name="T3">alloc_memory(new_size);</text:span></text:p>
      <text:p text:style-name="P3"><text:span text:style-name="T7"><text:s text:c="8"/></text:span><text:span text:style-name="T3">memcpy(new_mem,</text:span><text:span text:style-name="T7"> </text:span><text:span text:style-name="T3">ptr,</text:span><text:span text:style-name="T7"> </text:span><text:span text:style-name="T3">prev_size);</text:span></text:p>
      <text:p text:style-name="P3"><text:span text:style-name="T7"><text:s text:c="8"/></text:span><text:span text:style-name="T3">sched_unlock();</text:span></text:p>
      <text:p text:style-name="P3"><text:span text:style-name="T7"><text:s text:c="8"/></text:span><text:span text:style-name="T9">return</text:span><text:span text:style-name="T7"> </text:span><text:span text:style-name="T3">new_mem;</text:span></text:p>
      <text:p text:style-name="P3"><text:span text:style-name="T7"><text:s text:c="4"/></text:span><text:span text:style-name="T3">}</text:span></text:p>
      <text:p text:style-name="P15">}</text:p>
      <text:list xml:id="list190550857476857" text:continue-numbering="true" text:style-name="Outline">
        <text:list-item>
          <text:p text:style-name="P20">Выводы </text:p>
        </text:list-item>
      </text:list>
      <text:p text:style-name="Standard"><text:tab/></text:p>
      <text:p text:style-name="Standard">При выполнении лабораторной работы были узечены механизмы управления памятью в ОС linux. Также был реализован аллокатор памя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imes New Roman1" svg:font-family="'Times New Roman'"/>
    <style:font-face style:name="Verdana" svg:font-family="Verdana, sans-serif"/>
    <style:font-face style:name="DejaVu Sans1" svg:font-family="'DejaVu Sans'" style:font-family-generic="swiss"/>
    <style:font-face style:name="DejaVu Sans Mono" svg:font-family="'DejaVu Sans Mono'"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ru" fo:country="RU"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text-align="justify" style:justify-single-word="false" fo:orphans="2" fo:widows="2" fo:hyphenation-ladder-count="no-limit" fo:text-indent="1.251cm" style:auto-text-indent="false" style:punctuation-wrap="hanging" style:writing-mode="lr-tb"/>
      <style:text-properties style:use-window-font-color="true" fo:font-size="14pt" style:font-size-asian="14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style:contextual-spacing="false"/>
    </style:style>
    <style:style style:name="List" style:family="paragraph" style:parent-style-name="Text_20_body" style:default-outline-level="" style:list-style-name=""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ing_20_1" style:display-name="Heading 1" style:family="paragraph" style:parent-style-name="Standard" style:next-style-name="Text_20_body" style:list-style-name="Outline" style:class="text">
      <style:paragraph-properties fo:margin-top="0cm" fo:margin-bottom="0.423cm" style:contextual-spacing="false" fo:text-align="center" style:justify-single-word="false" fo:break-before="page" fo:keep-with-next="always"/>
      <style:text-properties fo:text-transform="uppercase" fo:font-weight="bold" style:letter-kerning="true" style:font-weight-asian="bold"/>
    </style:style>
    <style:style style:name="Heading_20_2" style:display-name="Heading 2" style:family="paragraph" style:parent-style-name="Standard" style:next-style-name="Text_20_body" style:list-style-name="Outline" style:class="text">
      <style:paragraph-properties fo:margin-top="0.917cm" fo:margin-bottom="0.917cm" style:contextual-spacing="false" fo:keep-with-next="always"/>
      <style:text-properties fo:font-weight="bold" style:font-weight-asian="bold"/>
    </style:style>
    <style:style style:name="Heading_20_3" style:display-name="Heading 3" style:family="paragraph" style:parent-style-name="Standard" style:next-style-name="Text_20_body" style:list-style-name="Outline" style:class="text">
      <style:paragraph-properties fo:margin-top="0.423cm" fo:margin-bottom="0.106cm" style:contextual-spacing="false" fo:keep-with-next="always"/>
      <style:text-properties fo:font-weight="bold"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style:contextual-spacing="false" fo:keep-together="always" fo:keep-with-next="always"/>
      <style:text-properties fo:color="#365f91" style:font-name="Cambria" fo:font-family="Cambria" style:font-family-generic="roman" style:font-pitch="variable"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style:contextual-spacing="false" fo:keep-together="always" fo:keep-with-next="always"/>
      <style:text-properties fo:color="#365f91" style:font-name="Cambria" fo:font-family="Cambria" style:font-family-generic="roman" style:font-pitch="variable"/>
    </style:style>
    <style:style style:name="_3f__3f__3f__3f__3f__3f__3f__3f__3f_" style:display-name="?????????" style:family="paragraph" style:parent-style-name="Standard" style:default-outline-level="" style:list-style-name="">
      <style:paragraph-properties fo:margin-top="0.423cm" fo:margin-bottom="0.212cm" style:contextual-spacing="false" fo:keep-with-next="always" text:number-lines="false" text:line-number="0"/>
      <style:text-properties style:font-name="Liberation Sans" fo:font-family="'Liberation Sans'" style:font-family-generic="roman" style:font-pitch="variable"/>
    </style:style>
    <style:style style:name="_3f__3f__3f__3f__3f__3f__3f__3f_" style:display-name="????????" style:family="paragraph" style:parent-style-name="Standard" style:default-outline-level="" style:list-style-name="">
      <style:paragraph-properties fo:margin-top="0.212cm" fo:margin-bottom="0.212cm" style:contextual-spacing="false" text:number-lines="false" text:line-number="0"/>
      <style:text-properties fo:font-size="12pt" fo:font-style="italic" style:font-size-asian="12pt" style:font-style-asian="italic"/>
    </style:style>
    <style:style style:name="_3f__3f__3f__3f__3f__3f__3f__3f__3f__3f__3f__20_HTML" style:display-name="??????????? HTML" style:family="paragraph" style:parent-style-name="Standard" style:default-outline-level="" style:list-style-name="">
      <style:paragraph-properties fo:margin-left="0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style>
    <style:style style:name="_3f__3f__3f__3f__3f_1" style:display-name="?????1" style:family="paragraph" style:parent-style-name="Standard" style:default-outline-level="" style:list-style-name="">
      <style:paragraph-properties fo:margin-left="0cm" fo:margin-right="0cm" fo:text-align="start" style:justify-single-word="false" fo:text-indent="0cm" style:auto-text-indent="false"/>
      <style:text-properties style:text-position="58% 100%" style:font-name="Courier New" fo:font-family="'Courier New'" style:font-family-generic="roman" style:font-pitch="variable" fo:letter-spacing="-0.035cm" fo:language="uk" fo:country="UA" fo:font-weight="bold" style:font-weight-asian="bold"/>
    </style:style>
    <style:style style:name="_3f__3f__3f__3f__3f__3f__3f__3f__3f__3f__3f__3f__3f__3f__20__3f__3f__3f__3f_" style:display-name="?????????????? ????" style:family="paragraph" style:parent-style-name="Standard" style:default-outline-level="" style:list-style-name="">
      <style:paragraph-properties fo:margin-left="3cm" fo:margin-right="0cm" fo:text-indent="0cm" style:auto-text-indent="false"/>
      <style:text-properties style:font-name="Arial Narrow" fo:font-family="'Arial Narrow'" style:font-family-generic="roman" style:font-pitch="variable" fo:language="en" fo:country="US" fo:font-weight="bold" style:font-weight-asian="bold"/>
    </style:style>
    <style:style style:name="_3f__3f__3f__3f__3f__3f__3f__3f__3f__3f__3f__3f__3f__3f__3f__3f__3f__20__3f__3f__3f__3f_" style:display-name="????????????????? ????" style:family="paragraph" style:parent-style-name="_3f__3f__3f__3f__3f__3f__3f__3f__3f__3f__3f__3f__3f__3f__20__3f__3f__3f__3f_" style:default-outline-level="" style:list-style-name="">
      <style:paragraph-properties fo:margin-left="4.001cm" fo:margin-right="0cm" fo:text-indent="0cm" style:auto-text-indent="false"/>
    </style:style>
    <style:style style:name="_3f__3f__3f__3f__3f__3f__3f__3f__3f__3f__3f__3f__3f__3f__3f__3f__3f_" style:display-name="?????????????????" style:family="paragraph" style:parent-style-name="_3f__3f__3f__3f__3f__3f__3f__3f__3f__3f__3f__3f__3f__3f__20__3f__3f__3f__3f_" style:default-outline-level="" style:list-style-name="">
      <style:paragraph-properties fo:margin-left="4.001cm" fo:margin-right="0cm" fo:text-indent="0cm" style:auto-text-indent="false"/>
    </style:style>
    <style:style style:name="_3f__3f__3f__3f__3f__3f__3f__20__28__3f__3f__3f__29_" style:display-name="??????? (???)" style:family="paragraph" style:parent-style-name="Standard" style:default-outline-level="" style:list-style-name="">
      <style:paragraph-properties fo:margin-left="0cm" fo:margin-right="0cm" fo:margin-top="0.494cm" fo:margin-bottom="0.494cm" style:contextual-spacing="false" fo:text-align="start" style:justify-single-word="false" fo:text-indent="0cm" style:auto-text-indent="false"/>
      <style:text-properties fo:font-size="12pt" style:font-size-asian="12pt"/>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002cm" style:type="right"/>
        </style:tab-stops>
      </style:paragraph-properties>
    </style:style>
    <style:style style:name="_3f__3f__3f__3f__3f__3f__3f__3f__20__3f__3f__3f__3f__3f__3f__3f_" style:display-name="???????? ???????" style:family="paragraph" style:parent-style-name="Standard" style:default-outline-level="" style:list-style-name="">
      <style:text-properties fo:font-size="10pt" fo:font-weight="bold" style:font-size-asian="10pt" style:font-weight-asian="bold"/>
    </style:style>
    <style:style style:name="_3f__3f__3f__3f__3f__3f__3f_" style:display-name="???????" style:family="paragraph" style:parent-style-name="Standard" style:default-outline-level="" style:list-style-name="">
      <style:paragraph-properties fo:margin-left="0cm" fo:margin-right="0cm" fo:text-align="start" style:justify-single-word="false" fo:text-indent="-0.318cm" style:auto-text-indent="false"/>
      <style:text-properties fo:font-size="14pt" fo:language="uk" fo:country="UA" fo:font-weight="normal" style:font-size-asian="14pt" style:font-weight-asian="normal"/>
    </style:style>
    <style:style style:name="Normal1" style:family="paragraph" style:default-outline-level="" style:list-style-name="">
      <style:paragraph-properties fo:margin-top="0.035cm" fo:margin-bottom="0cm" style:contextual-spacing="false" fo:line-height="115%" fo:text-align="justify" style:justify-single-word="false" fo:orphans="0" fo:widows="0" fo:hyphenation-ladder-count="no-limit" style:punctuation-wrap="hanging" style:writing-mode="lr-tb"/>
      <style:text-properties style:use-window-font-color="true" fo:hyphenate="false" fo:hyphenation-remain-char-count="2" fo:hyphenation-push-char-count="2"/>
    </style:style>
    <style:style style:name="_3f__3f__3f__3f__3f__3f__3f__3f__3f__3f_" style:display-name="??????????" style:family="paragraph" style:parent-style-name="Standard" style:default-outline-level="" style:list-style-name="">
      <style:paragraph-properties fo:margin-left="0cm" fo:margin-right="0cm" fo:margin-top="0.917cm" fo:margin-bottom="0cm" style:contextual-spacing="false" fo:text-align="center" style:justify-single-word="false" fo:text-indent="0cm" style:auto-text-indent="false"/>
      <style:text-properties fo:language="uk" fo:country="UA"/>
    </style:style>
    <style:style style:name="_3f__3f__3f__3f__3f__3f__20__3f__3f__3f__3f__3f__3f_" style:display-name="?????? ??????" style:family="paragraph" style:parent-style-name="Text_20_body" style:default-outline-level="" style:list-style-name="">
      <style:paragraph-properties fo:margin-top="0cm" fo:margin-bottom="0cm" style:contextual-spacing="false"/>
      <style:text-properties fo:color="#000000"/>
    </style:style>
    <style:style style:name="_3f__3f__3f__3f__3f__3f__3f__20__3f__3f__3f__3f_" style:display-name="??????? ????" style:family="paragraph" style:parent-style-name="Standard" style:default-outline-level="" style:list-style-name="">
      <style:paragraph-properties fo:margin-left="0cm" fo:margin-right="0cm" fo:text-indent="0cm" style:auto-text-indent="false"/>
      <style:text-properties fo:color="#000000" fo:language="en" fo:country="US"/>
    </style:style>
    <style:style style:name="_3f__3f__3f__3f__3f_" style:display-name="?????" style:family="paragraph" style:parent-style-name="Standard" style:default-outline-level="" style:list-style-name="">
      <style:paragraph-properties fo:margin-left="0cm" fo:margin-right="0cm" fo:text-indent="0cm" style:auto-text-indent="false"/>
      <style:text-properties style:font-name="Courier New" fo:font-family="'Courier New'" style:font-family-generic="roman" style:font-pitch="variable" fo:font-size="10pt" style:font-size-asian="10pt"/>
    </style:style>
    <style:style style:name="_3f__3f__3f__3f__3f_7" style:display-name="?????7" style:family="paragraph" style:parent-style-name="Standard" style:default-outline-level="" style:list-style-name="">
      <style:paragraph-properties fo:margin-left="0cm" fo:margin-right="0cm" fo:text-indent="1.501cm" style:auto-text-indent="false"/>
      <style:text-properties fo:language="uk" fo:country="UA"/>
    </style:style>
    <style:style style:name="Subtitle" style:family="paragraph" style:parent-style-name="Standard" style:next-style-name="Text_20_body" style:default-outline-level="" style:list-style-name="" style:class="chapter">
      <style:paragraph-properties fo:text-align="start" style:justify-single-word="false"/>
      <style:text-properties fo:font-size="14pt" fo:font-style="italic" fo:font-weight="bold" style:font-size-asian="14pt" style:font-style-asian="italic" style:font-weight-asian="bold" style:font-size-complex="14pt" style:font-style-complex="italic"/>
    </style:style>
    <style:style style:name="_3f__3f__3f__3f__3f__3f__3f__3f__20__3f__3f__3f__3f__3f__20__3f__20__3f__3f__3f__3f__3f__3f__3f__3f__20_3" style:display-name="???????? ????? ? ???????? 3" style:family="paragraph" style:parent-style-name="Standard" style:default-outline-level="" style:list-style-name="">
      <style:paragraph-properties fo:margin-left="0.499cm" fo:margin-right="0cm" fo:margin-top="0cm" fo:margin-bottom="0.212cm" style:contextual-spacing="false" fo:text-indent="1.251cm" style:auto-text-indent="false"/>
      <style:text-properties fo:font-size="8pt" style:font-size-asian="8pt"/>
    </style:style>
    <style:style style:name="_3f__3f__3f__3f__20__3f__3f__3f__3f__3f__3f__3f__20__3f__20__3f__3f__3f__3f__3f__3f__3f__3f_" style:display-name="???? ??????? ? ????????" style:family="paragraph" style:parent-style-name="Standard" style:default-outline-level="" style:list-style-name="">
      <style:paragraph-properties fo:margin-left="0cm" fo:margin-right="0cm" fo:text-indent="1.27cm" style:auto-text-indent="false">
        <style:tab-stops>
          <style:tab-stop style:position="0.6cm"/>
        </style:tab-stops>
      </style:paragraph-properties>
      <style:text-properties fo:language="en" fo:country="US"/>
    </style:style>
    <style:style style:name="_3f__3f__3f__20__3f__3f__3f__3f__3f__3f__3f__3f__3f_" style:display-name="??? ?????????" style:family="paragraph" style:default-outline-level="" style:list-style-name="">
      <style:paragraph-properties fo:orphans="2" fo:widows="2" fo:hyphenation-ladder-count="no-limit" style:punctuation-wrap="hanging" style:writing-mode="lr-tb"/>
      <style:text-properties style:use-window-font-color="true" style:font-name="Calibri" fo:font-family="Calibri" style:font-family-generic="roman" style:font-pitch="variable" fo:font-size="11pt" style:font-size-asian="11pt" fo:hyphenate="false" fo:hyphenation-remain-char-count="2" fo:hyphenation-push-char-count="2"/>
    </style:style>
    <style:style style:name="_3f__3f__3f__3f__3f__3f__3f__3f__3f__3f__20__3f__3f__3f__3f__3f__3f__3f_" style:display-name="?????????? ???????" style:family="paragraph" style:parent-style-name="Standard" style:default-outline-level="" style:list-style-name="">
      <style:paragraph-properties text:number-lines="false" text:line-number="0"/>
    </style:style>
    <style:style style:name="_3f__3f__3f__3f__3f__3f__3f__3f__3f__20__3f__3f__3f__3f__3f__3f__3f_" style:display-name="????????? ???????" style:family="paragraph" style:parent-style-name="_3f__3f__3f__3f__3f__3f__3f__3f__3f__3f__20__3f__3f__3f__3f__3f__3f__3f_" style:default-outline-level="" style:list-style-name="">
      <style:paragraph-properties fo:text-align="center" style:justify-single-word="false"/>
      <style:text-properties fo:font-weight="bold" style:font-weight-asian="bold"/>
    </style:style>
    <style:style style:name="_3f__3f__3f__3f__3f__3f__3f__3f__3f__3f__20__3f__3f__3f__3f__3f__3f_" style:display-name="?????????? ??????" style:family="paragraph" style:parent-style-name="Standard" style:default-outline-level="" style:list-style-name=""/>
    <style:style style:name="List_20_Paragraph" style:display-name="List Paragraph" style:family="paragraph" style:parent-style-name="Standard" style:default-outline-level="" style:list-style-name="">
      <style:paragraph-properties fo:margin-left="1.249cm" fo:margin-right="0cm" fo:text-indent="1.251cm" style:auto-text-indent="false"/>
    </style:style>
    <style:style style:name="Свой_20_обычный_20_с_20_отступом" style:display-name="Свой обычный с отступом" style:family="paragraph" style:parent-style-name="Standard" style:default-outline-level="" style:list-style-name="">
      <style:paragraph-properties fo:margin-left="0cm" fo:margin-right="0cm" fo:hyphenation-ladder-count="no-limit" fo:text-indent="1.27cm" style:auto-text-indent="false" style:punctuation-wrap="simple">
        <style:tab-stops>
          <style:tab-stop style:position="0.6cm"/>
        </style:tab-stops>
      </style:paragraph-properties>
      <style:text-properties fo:language="en" fo:country="US" fo:hyphenate="true" fo:hyphenation-remain-char-count="2" fo:hyphenation-push-char-count="2"/>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Свое_20_перечисление_20_1" style:display-name="Свое перечисление 1" style:family="paragraph" style:parent-style-name="Standard" style:default-outline-level="" style:list-style-name="">
      <style:paragraph-properties fo:margin-left="0cm" fo:margin-right="0cm" fo:hyphenation-ladder-count="no-limit" fo:text-indent="1.251cm" style:auto-text-indent="false" style:punctuation-wrap="simple"/>
      <style:text-properties style:letter-kerning="true" style:language-asian="en" style:country-asian="US" style:font-size-complex="12pt" style:language-complex="he" style:country-complex="IL" fo:hyphenate="true" fo:hyphenation-remain-char-count="2" fo:hyphenation-push-char-count="2"/>
    </style:style>
    <style:style style:name="Свое_20_перечисление_20_2" style:display-name="Свое перечисление 2" style:family="paragraph" style:parent-style-name="Свое_20_перечисление_20_1" style:default-outline-level="" style:list-style-name=""/>
    <style:style style:name="Свой_20_обычный_20_без_20_отступа" style:display-name="Свой обычный без отступа" style:family="paragraph" style:parent-style-name="Standard" style:default-outline-level="" style:list-style-name="">
      <style:paragraph-properties fo:hyphenation-ladder-count="no-limit" style:punctuation-wrap="simple">
        <style:tab-stops>
          <style:tab-stop style:position="0.6cm"/>
        </style:tab-stops>
      </style:paragraph-properties>
      <style:text-properties fo:language="en" fo:country="US" style:font-size-complex="12pt" fo:hyphenate="true" fo:hyphenation-remain-char-count="2" fo:hyphenation-push-char-count="2"/>
    </style:style>
    <style:style style:name="Название_20_объекта._20_Таблица" style:display-name="Название объекта. Таблица" style:family="paragraph" style:parent-style-name="Standard" style:default-outline-level="" style:list-style-name="">
      <style:paragraph-properties fo:margin-left="0cm" fo:margin-right="0cm" fo:margin-top="0.212cm" fo:margin-bottom="0.212cm" style:contextual-spacing="false" fo:keep-together="always" fo:hyphenation-ladder-count="no-limit" fo:text-indent="1.27cm" style:auto-text-indent="false" fo:keep-with-next="always" style:punctuation-wrap="simple"/>
      <style:text-properties fo:hyphenate="true" fo:hyphenation-remain-char-count="2" fo:hyphenation-push-char-count="2"/>
    </style:style>
    <style:style style:name="caption" style:family="paragraph" style:parent-style-name="Standard" style:default-outline-level="" style:list-style-name="">
      <style:paragraph-properties fo:margin-left="0cm" fo:margin-right="0cm" fo:margin-top="0.212cm" fo:margin-bottom="0.212cm" style:contextual-spacing="false" fo:text-align="center" style:justify-single-word="false" fo:hyphenation-ladder-count="no-limit" fo:text-indent="1.27cm" style:auto-text-indent="false" style:punctuation-wrap="simple"/>
      <style:text-properties style:font-weight-complex="bold" fo:hyphenate="true" fo:hyphenation-remain-char-count="2" fo:hyphenation-push-char-count="2"/>
    </style:style>
    <style:style style:name="Перечисление_20_для_20_лаб_20_1" style:display-name="Перечисление для лаб 1" style:family="paragraph" style:parent-style-name="Standard" style:default-outline-level="2" style:list-style-name="Outline">
      <style:paragraph-properties fo:hyphenation-ladder-count="no-limit" style:punctuation-wrap="simple"/>
      <style:text-properties style:font-size-complex="12pt" fo:hyphenate="true" fo:hyphenation-remain-char-count="2" fo:hyphenation-push-char-count="2"/>
    </style:style>
    <style:style style:name="Разделы_20_для_20_лаб" style:display-name="Разделы для лаб" style:family="paragraph" style:parent-style-name="Свой_20_обычный_20_с_20_отступом" style:default-outline-level="1" style:list-style-name="Outline">
      <style:paragraph-properties fo:margin-top="0.212cm" fo:margin-bottom="0.212cm" style:contextual-spacing="false" fo:keep-together="always" fo:keep-with-next="always"/>
      <style:text-properties fo:language="ru" fo:country="RU" fo:font-weight="bold" style:font-weight-asian="bold" style:font-size-complex="12pt"/>
    </style:style>
    <style:style style:name="Перечисление_20_для_20_лаб_20_2" style:display-name="Перечисление для лаб 2" style:family="paragraph" style:parent-style-name="Перечисление_20_для_20_лаб_20_1" style:default-outline-level="3" style:list-style-name="Outlin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style:contextual-spacing="false" fo:text-indent="0cm" style:auto-text-indent="false"/>
    </style:style>
    <style:style style:name="Надпись" style:family="paragraph" style:parent-style-name="Standard" style:default-outline-level="" style:list-style-name="">
      <style:paragraph-properties fo:hyphenation-ladder-count="no-limit" style:punctuation-wrap="simple"/>
      <style:text-properties fo:font-size="10pt" fo:language="en" fo:country="US" style:font-size-asian="10pt" fo:hyphenate="true" fo:hyphenation-remain-char-count="2" fo:hyphenation-push-char-count="2"/>
    </style:style>
    <style:style style:name="ОбычныйР" style:family="paragraph" style:default-outline-level="" style:list-style-name="">
      <style:paragraph-properties fo:text-align="center" style:justify-single-word="false" fo:orphans="2" fo:widows="2" style:writing-mode="lr-tb"/>
      <style:text-properties style:use-window-font-color="true" fo:font-size="12pt" fo:language="en" fo:country="U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Default_20_Paragraph_20_Font" style:display-name="Default Paragraph Font" style:family="text"/>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style style:name="WW8Num10z0" style:family="text">
      <style:text-properties style:font-name="Symbol" fo:font-family="Symbol" style:font-family-generic="roman" style:font-pitch="variable"/>
    </style:style>
    <style:style style:name="WW8Num11z0" style:family="text"/>
    <style:style style:name="WW8Num12z0" style:family="text">
      <style:text-properties style:font-name="Symbol" fo:font-family="Symbol" style:font-family-generic="roman" style:font-pitch="variable"/>
    </style:style>
    <style:style style:name="WW8Num13z0" style:family="text"/>
    <style:style style:name="WW8Num13z1" style:family="text">
      <style:text-properties style:font-name="Symbol" fo:font-family="Symbol" style:font-family-generic="roman" style:font-pitch="variable"/>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style style:name="WW8Num16z0" style:family="text"/>
    <style:style style:name="WW8Num17z0" style:family="text"/>
    <style:style style:name="WW8Num18z0" style:family="text"/>
    <style:style style:name="WW8Num19z0" style:family="text"/>
    <style:style style:name="WW8Num20z0" style:family="text"/>
    <style:style style:name="WW8Num21z0" style:family="text">
      <style:text-properties style:font-name="Times New Roman" fo:font-family="'Times New Roman'"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1z3" style:family="text">
      <style:text-properties style:font-name="Symbol" fo:font-family="Symbol" style:font-family-generic="roman" style:font-pitch="variable"/>
    </style:style>
    <style:style style:name="WW8Num22z0" style:family="text"/>
    <style:style style:name="WW8Num23z0"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style>
    <style:style style:name="WW8Num25z1" style:family="text">
      <style:text-properties style:font-name="Courier New" fo:font-family="'Courier New'" style:font-family-generic="roman" style:font-pitch="variable"/>
    </style:style>
    <style:style style:name="WW8Num25z2" style:family="text">
      <style:text-properties style:font-name="Wingdings" fo:font-family="Wingdings" style:font-family-generic="roman" style:font-pitch="variable"/>
    </style:style>
    <style:style style:name="WW8Num26z0" style:family="text"/>
    <style:style style:name="WW8Num27z0" style:family="text">
      <style:text-properties style:font-name="Wingdings" fo:font-family="Wingdings" style:font-family-generic="roman" style:font-pitch="variable"/>
    </style:style>
    <style:style style:name="WW8Num28z0" style:family="text"/>
    <style:style style:name="WW8Num29z0" style:family="text"/>
    <style:style style:name="WW8Num30z0" style:family="text"/>
    <style:style style:name="WW8Num31z0" style:family="text"/>
    <style:style style:name="WW8Num32z0" style:family="text"/>
    <style:style style:name="WW8Num33z0" style:family="text">
      <style:text-properties style:font-name="Times New Roman" fo:font-family="'Times New Roman'" style:font-family-generic="roman" style:font-pitch="variable"/>
    </style:style>
    <style:style style:name="WW8Num33z1" style:family="text">
      <style:text-properties style:font-name="Wingdings" fo:font-family="Wingdings" style:font-family-generic="roman" style:font-pitch="variable"/>
    </style:style>
    <style:style style:name="WW8Num34z0" style:family="text"/>
    <style:style style:name="WW8Num35z0" style:family="text"/>
    <style:style style:name="_3f__3f__3f__3f__3f__3f__3f__3f__20__3f__3f__3f__3f__3f__20__3f__3f__3f__3f__3f__3f_" style:display-name="???????? ????? ??????" style:family="text"/>
    <style:style style:name="_3f__3f__3f__3f__3f__3f__3f__3f__3f__3f__3f__3f__3f__3f__20__3f__3f__3f__3f__20__3f__3f__3f__3f_" style:display-name="?????????????? ???? ????" style:family="text">
      <style:text-properties style:font-name="Arial Narrow" fo:font-family="'Arial Narrow'" style:font-family-generic="roman" style:font-pitch="variable" fo:font-size="14pt" fo:language="en" fo:country="US" fo:font-weight="bold" style:font-size-asian="14pt" style:font-weight-asian="bold"/>
    </style:style>
    <style:style style:name="_3f__3f__3f__3f__3f__3f__3f__3f__3f__3f__3f__3f__3f__3f__3f__3f__3f__20__3f__3f__3f__3f__20__3f__3f__3f__3f_" style:display-name="????????????????? ???? ????" style:family="text" style:parent-style-name="_3f__3f__3f__3f__3f__3f__3f__3f__3f__3f__3f__3f__3f__3f__20__3f__3f__3f__3f__20__3f__3f__3f__3f_">
      <style:text-properties style:font-name="Arial Narrow" fo:font-family="'Arial Narrow'" style:font-family-generic="roman" style:font-pitch="variable" fo:font-size="14pt" fo:language="en" fo:country="US" fo:font-weight="bold" style:font-size-asian="14pt" style:font-weight-asian="bold"/>
    </style:style>
    <style:style style:name="page_20_number" style:display-name="page number" style:family="text" style:parent-style-name="_3f__3f__3f__3f__3f__3f__3f__3f__20__3f__3f__3f__3f__3f__20__3f__3f__3f__3f__3f__3f_"/>
    <style:style style:name="_3f__3f__3f__3f__3f__3f__3f__3f__3f__3f__3f__20_HTML_20__3f__3f__3f__3f_" style:display-name="??????????? HTML ????" style:family="text">
      <style:text-properties style:font-name="Courier New" fo:font-family="'Courier New'" style:font-family-generic="roman" style:font-pitch="variable" fo:language="ru" fo:country="RU"/>
    </style:style>
    <style:style style:name="_3f__3f__3f__3f__3f_7_20__3f__3f__3f__3f_" style:display-name="?????7 ????" style:family="text">
      <style:text-properties fo:font-size="14pt" fo:language="uk" fo:country="UA" style:font-size-asian="14pt"/>
    </style:style>
    <style:style style:name="_3f__3f__3f__3f__3f__3f__3f__20__3f__3f__3f__3f_" style:display-name="??????? ????" style:family="text">
      <style:text-properties fo:font-size="14pt" fo:language="ru" fo:country="RU" style:font-size-asian="14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2_20_Знак" style:display-name="Заголовок 2 Знак" style:family="text" style:parent-style-name="Default_20_Paragraph_20_Font">
      <style:text-properties fo:font-size="14pt" fo:font-weight="bold" style:font-size-asian="14pt" style:font-weight-asian="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Свой_20_обычный_20_с_20_отступом_20_Знак" style:display-name="Свой обычный с отступом Знак" style:family="text" style:parent-style-name="Default_20_Paragraph_20_Font">
      <style:text-properties fo:font-size="14pt" fo:language="en" fo:country="US" style:font-size-asian="14pt"/>
    </style:style>
    <style:style style:name="Основной_20_текст_20_с_20_отступом_20_Знак" style:display-name="Основной текст с отступом Знак" style:family="text" style:parent-style-name="Default_20_Paragraph_20_Font">
      <style:text-properties fo:font-size="14pt" style:font-size-asian="14pt"/>
    </style:style>
    <style:style style:name="apple-converted-space" style:family="text" style:parent-style-name="Default_20_Paragraph_20_Font"/>
    <style:style style:name="Заголовок_20_4_20_Знак" style:display-name="Заголовок 4 Знак" style:family="text" style:parent-style-name="Default_20_Paragraph_20_Font">
      <style:text-properties fo:color="#365f91" style:font-name="Cambria" fo:font-family="Cambria" style:font-family-generic="roman" style:font-pitch="variable" fo:font-size="14pt" fo:font-style="italic" style:font-size-asian="14pt" style:font-style-asian="italic" style:font-style-complex="italic"/>
    </style:style>
    <style:style style:name="Заголовок_20_5_20_Знак" style:display-name="Заголовок 5 Знак" style:family="text" style:parent-style-name="Default_20_Paragraph_20_Font">
      <style:text-properties fo:color="#365f91" style:font-name="Cambria" fo:font-family="Cambria" style:font-family-generic="roman" style:font-pitch="variable" fo:font-size="14pt" style:font-size-asian="14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1.27cm"/>
        </style:list-level-properties>
      </text:outline-level-style>
      <text:outline-level-style text:level="2" style:num-format="1" text:display-levels="2">
        <style:list-level-properties text:list-level-position-and-space-mode="label-alignment">
          <style:list-level-label-alignment text:label-followed-by="listtab" fo:text-indent="1.27cm" fo:margin-left="3.231cm"/>
        </style:list-level-properties>
      </text:outline-level-style>
      <text:outline-level-style text:level="3" style:num-format="1" text:display-levels="3">
        <style:list-level-properties text:list-level-position-and-space-mode="label-alignment">
          <style:list-level-label-alignment text:label-followed-by="listtab" text:list-tab-stop-position="2.27cm" fo:text-inden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text:start-value="3">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3"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3.231cm"/>
        </style:list-level-properties>
      </text:list-level-style-number>
      <text:list-level-style-number text:level="3" style:num-format="1" text:display-levels="3">
        <style:list-level-properties text:list-level-position-and-space-mode="label-alignment">
          <style:list-level-label-alignment text:label-followed-by="listtab" text:list-tab-stop-position="2.27cm" fo:text-indent="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3.231cm"/>
        </style:list-level-properties>
      </text:list-level-style-number>
      <text:list-level-style-number text:level="3" style:num-format="1" text:display-levels="3">
        <style:list-level-properties text:list-level-position-and-space-mode="label-alignment">
          <style:list-level-label-alignment text:label-followed-by="listtab" text:list-tab-stop-position="2.27cm" fo:text-indent="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uk" fo:country="UA"/>
    </style:style>
    <style:style style:name="MT1" style:family="text">
      <style:text-properties officeooo:rsid="000b5996"/>
    </style:style>
    <style:page-layout style:name="Mpm1">
      <style:page-layout-properties fo:page-width="21.001cm" fo:page-height="29.7cm" style:num-format="1" style:print-orientation="portrait" fo:margin-top="1cm" fo:margin-bottom="2cm" fo:margin-left="3cm" fo:margin-right="1.499cm" style:writing-mode="lr-tb" style:layout-grid-color="#c0c0c0" style:layout-grid-lines="26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1"><text:tab/><text:tab/><text:span text:style-name="MT1">Тур Г.Н.</text:span> С<text:span text:style-name="MT1">К</text:span>-12<text:span text:style-name="MT1">1</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 ЛАБОРАТОРНАЯ РАБОТА</dc:title>
    <meta:initial-creator>Admin</meta:initial-creator>
    <meta:editing-cycles>478</meta:editing-cycles>
    <meta:print-date>2013-12-16T15:16:00</meta:print-date>
    <meta:creation-date>2015-02-19T01:29:00</meta:creation-date>
    <dc:date>2015-12-05T19:05:49.833382943</dc:date>
    <meta:editing-duration>PT1H7M29S</meta:editing-duration>
    <meta:generator>LibreOffice/4.2.8.2$Linux_X86_64 LibreOffice_project/420m0$Build-2</meta:generator>
    <meta:document-statistic meta:table-count="0" meta:image-count="1" meta:object-count="0" meta:page-count="6" meta:paragraph-count="175" meta:word-count="1241" meta:character-count="9944" meta:non-whitespace-character-count="8182"/>
    <meta:user-defined meta:name="AppVersion">16.0000</meta:user-defined>
    <meta:user-defined meta:name="Company">Reanimator Extreme Edi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